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37" style:family="paragraph" style:parent-style-name="Standard">
      <style:text-properties officeooo:rsid="0043b333" officeooo:paragraph-rsid="00fea319"/>
    </style:style>
    <style:style style:name="P238" style:family="paragraph" style:parent-style-name="Standard">
      <style:text-properties officeooo:rsid="01042038" officeooo:paragraph-rsid="01042038"/>
    </style:style>
    <style:style style:name="P239" style:family="paragraph" style:parent-style-name="Standard">
      <style:text-properties officeooo:rsid="01042038" officeooo:paragraph-rsid="0105e2e5"/>
    </style:style>
    <style:style style:name="P240" style:family="paragraph" style:parent-style-name="Standard">
      <style:text-properties officeooo:rsid="01042038" officeooo:paragraph-rsid="014d1806"/>
    </style:style>
    <style:style style:name="P241" style:family="paragraph" style:parent-style-name="Standard">
      <style:text-properties officeooo:rsid="014beb9e" officeooo:paragraph-rsid="014d1806"/>
    </style:style>
    <style:style style:name="P242" style:family="paragraph" style:parent-style-name="Standard">
      <style:text-properties officeooo:paragraph-rsid="0155bfe0"/>
    </style:style>
    <style:style style:name="P243" style:family="paragraph" style:parent-style-name="Text_20_body">
      <style:text-properties officeooo:rsid="0019de0a" officeooo:paragraph-rsid="0019de0a"/>
    </style:style>
    <style:style style:name="P244" style:family="paragraph" style:parent-style-name="Table_20_Contents">
      <style:text-properties officeooo:rsid="00d24909" officeooo:paragraph-rsid="00d24909"/>
    </style:style>
    <style:style style:name="P245" style:family="paragraph" style:parent-style-name="Table_20_Contents">
      <style:text-properties officeooo:rsid="00d24909" officeooo:paragraph-rsid="016465a0"/>
    </style:style>
    <style:style style:name="P246" style:family="paragraph" style:parent-style-name="Table_20_Contents">
      <style:text-properties officeooo:rsid="00d62ad0" officeooo:paragraph-rsid="00d62ad0"/>
    </style:style>
    <style:style style:name="P247" style:family="paragraph" style:parent-style-name="Table_20_Contents">
      <style:text-properties officeooo:rsid="00d62ad0" officeooo:paragraph-rsid="016465a0"/>
    </style:style>
    <style:style style:name="P248" style:family="paragraph" style:parent-style-name="Table_20_Contents">
      <style:text-properties officeooo:rsid="00d7d1f0" officeooo:paragraph-rsid="00d7d1f0"/>
    </style:style>
    <style:style style:name="P249" style:family="paragraph" style:parent-style-name="Table_20_Contents">
      <style:text-properties officeooo:rsid="00d7d1f0" officeooo:paragraph-rsid="016465a0"/>
    </style:style>
    <style:style style:name="P250" style:family="paragraph" style:parent-style-name="Table_20_Contents">
      <style:text-properties officeooo:rsid="011dbf00" officeooo:paragraph-rsid="011dbf00"/>
    </style:style>
    <style:style style:name="P251" style:family="paragraph" style:parent-style-name="Table_20_Contents">
      <style:text-properties officeooo:rsid="011dbf00" officeooo:paragraph-rsid="016465a0"/>
    </style:style>
    <style:style style:name="P252" style:family="paragraph" style:parent-style-name="Table_20_Contents">
      <style:text-properties officeooo:paragraph-rsid="016465a0"/>
    </style:style>
    <style:style style:name="P253"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54" style:family="paragraph" style:parent-style-name="Standard" style:list-style-name="L2">
      <style:text-properties style:text-line-through-style="solid" style:text-line-through-type="single" officeooo:rsid="0025f455" officeooo:paragraph-rsid="0026750a"/>
    </style:style>
    <style:style style:name="P255" style:family="paragraph" style:parent-style-name="Standard" style:list-style-name="L2">
      <style:text-properties officeooo:rsid="0025f455" officeooo:paragraph-rsid="0026750a"/>
    </style:style>
    <style:style style:name="P256" style:family="paragraph" style:parent-style-name="Standard" style:list-style-name="L3">
      <style:text-properties officeooo:rsid="0025f455" officeooo:paragraph-rsid="0026750a"/>
    </style:style>
    <style:style style:name="P257" style:family="paragraph" style:parent-style-name="Standard" style:list-style-name="L4">
      <style:text-properties officeooo:rsid="0025f455" officeooo:paragraph-rsid="0026750a"/>
    </style:style>
    <style:style style:name="P258" style:family="paragraph" style:parent-style-name="Standard" style:list-style-name="L3">
      <style:text-properties officeooo:rsid="002db1c6" officeooo:paragraph-rsid="002db1c6"/>
    </style:style>
    <style:style style:name="P259" style:family="paragraph" style:parent-style-name="Standard" style:list-style-name="L4">
      <style:text-properties officeooo:rsid="0026750a" officeooo:paragraph-rsid="0026750a"/>
    </style:style>
    <style:style style:name="P260" style:family="paragraph" style:parent-style-name="Standard" style:list-style-name="L5">
      <style:text-properties officeooo:rsid="00327991" officeooo:paragraph-rsid="00327991"/>
    </style:style>
    <style:style style:name="P261" style:family="paragraph" style:parent-style-name="Standard" style:list-style-name="L6">
      <style:text-properties officeooo:rsid="00327991" officeooo:paragraph-rsid="00327991"/>
    </style:style>
    <style:style style:name="P262" style:family="paragraph" style:parent-style-name="Standard" style:list-style-name="L7">
      <style:text-properties officeooo:rsid="00327991" officeooo:paragraph-rsid="00327991"/>
    </style:style>
    <style:style style:name="P263" style:family="paragraph" style:parent-style-name="Standard" style:list-style-name="L6">
      <style:text-properties officeooo:paragraph-rsid="00327991"/>
    </style:style>
    <style:style style:name="P264" style:family="paragraph" style:parent-style-name="Standard" style:list-style-name="L8">
      <style:text-properties officeooo:rsid="00259dad" officeooo:paragraph-rsid="00259dad"/>
    </style:style>
    <style:style style:name="P265" style:family="paragraph" style:parent-style-name="Standard" style:list-style-name="L9">
      <style:text-properties officeooo:rsid="00217a1f" officeooo:paragraph-rsid="00217a1f"/>
    </style:style>
    <style:style style:name="P266" style:family="paragraph" style:parent-style-name="Standard" style:list-style-name="L12">
      <style:text-properties officeooo:rsid="00217a1f" officeooo:paragraph-rsid="00217a1f"/>
    </style:style>
    <style:style style:name="P267" style:family="paragraph" style:parent-style-name="Standard" style:list-style-name="L9">
      <style:text-properties officeooo:rsid="001c4bac" officeooo:paragraph-rsid="001c4bac"/>
    </style:style>
    <style:style style:name="P268" style:family="paragraph" style:parent-style-name="Standard" style:list-style-name="L10">
      <style:text-properties officeooo:rsid="001c4bac" officeooo:paragraph-rsid="00217a1f"/>
    </style:style>
    <style:style style:name="P269" style:family="paragraph" style:parent-style-name="Standard" style:list-style-name="L10">
      <style:text-properties officeooo:rsid="001c4bac" officeooo:paragraph-rsid="001c4bac"/>
    </style:style>
    <style:style style:name="P270" style:family="paragraph" style:parent-style-name="Standard" style:list-style-name="L12">
      <style:text-properties officeooo:rsid="001c4bac" officeooo:paragraph-rsid="001c4bac"/>
    </style:style>
    <style:style style:name="P271" style:family="paragraph" style:parent-style-name="Standard" style:list-style-name="L11">
      <style:text-properties fo:font-weight="normal" officeooo:rsid="0034798c" officeooo:paragraph-rsid="0034798c" style:font-weight-asian="normal" style:font-weight-complex="normal"/>
    </style:style>
    <style:style style:name="P272" style:family="paragraph" style:parent-style-name="Standard" style:list-style-name="L14">
      <style:text-properties fo:font-weight="normal" officeooo:rsid="00ff462b" officeooo:paragraph-rsid="0100c76d" style:font-weight-asian="normal" style:font-weight-complex="normal"/>
    </style:style>
    <style:style style:name="P273" style:family="paragraph" style:parent-style-name="Standard" style:list-style-name="L13">
      <style:text-properties officeooo:rsid="0034dfd0" officeooo:paragraph-rsid="0034dfd0"/>
    </style:style>
    <style:style style:name="P274" style:family="paragraph" style:parent-style-name="Standard" style:list-style-name="L14">
      <style:text-properties officeooo:rsid="0039bf20" officeooo:paragraph-rsid="0039bf20"/>
    </style:style>
    <style:style style:name="P275" style:family="paragraph" style:parent-style-name="Standard" style:list-style-name="L14">
      <style:text-properties officeooo:rsid="0039bf20" officeooo:paragraph-rsid="00fea319"/>
    </style:style>
    <style:style style:name="P276" style:family="paragraph" style:parent-style-name="Standard" style:list-style-name="L14">
      <style:text-properties officeooo:rsid="003be1bf" officeooo:paragraph-rsid="003be1bf"/>
    </style:style>
    <style:style style:name="P277" style:family="paragraph" style:parent-style-name="Standard" style:list-style-name="L14">
      <style:text-properties officeooo:rsid="003be1bf" officeooo:paragraph-rsid="00fea319"/>
    </style:style>
    <style:style style:name="P278" style:family="paragraph" style:parent-style-name="Standard" style:list-style-name="L15">
      <style:text-properties officeooo:rsid="003be1bf" officeooo:paragraph-rsid="003be1bf"/>
    </style:style>
    <style:style style:name="P279" style:family="paragraph" style:parent-style-name="Standard" style:list-style-name="L14">
      <style:text-properties officeooo:rsid="0041004c" officeooo:paragraph-rsid="0041004c"/>
    </style:style>
    <style:style style:name="P280" style:family="paragraph" style:parent-style-name="Standard" style:list-style-name="L14">
      <style:text-properties officeooo:rsid="0041004c" officeooo:paragraph-rsid="00fea319"/>
    </style:style>
    <style:style style:name="P281" style:family="paragraph" style:parent-style-name="Standard" style:list-style-name="L14">
      <style:text-properties officeooo:rsid="004ccff6" officeooo:paragraph-rsid="004ccff6"/>
    </style:style>
    <style:style style:name="P282" style:family="paragraph" style:parent-style-name="Standard" style:list-style-name="L14">
      <style:text-properties officeooo:rsid="0043b333" officeooo:paragraph-rsid="0043b333"/>
    </style:style>
    <style:style style:name="P283" style:family="paragraph" style:parent-style-name="Standard" style:list-style-name="L14">
      <style:text-properties officeooo:rsid="0043b333" officeooo:paragraph-rsid="004a7c70"/>
    </style:style>
    <style:style style:name="P284" style:family="paragraph" style:parent-style-name="Standard" style:list-style-name="L14">
      <style:text-properties officeooo:rsid="0043b333" officeooo:paragraph-rsid="00fea319"/>
    </style:style>
    <style:style style:name="P285" style:family="paragraph" style:parent-style-name="Standard" style:list-style-name="L15">
      <style:text-properties officeooo:rsid="003e29dc" officeooo:paragraph-rsid="003e29dc"/>
    </style:style>
    <style:style style:name="P286" style:family="paragraph" style:parent-style-name="Standard" style:list-style-name="L16">
      <style:text-properties officeooo:rsid="002aed63" officeooo:paragraph-rsid="005011ee"/>
    </style:style>
    <style:style style:name="P287" style:family="paragraph" style:parent-style-name="Standard" style:list-style-name="L16">
      <style:text-properties officeooo:rsid="002b2f6f" officeooo:paragraph-rsid="005011ee"/>
    </style:style>
    <style:style style:name="P288" style:family="paragraph" style:parent-style-name="Standard" style:list-style-name="L17">
      <style:text-properties officeooo:paragraph-rsid="00512b8a"/>
    </style:style>
    <style:style style:name="P289" style:family="paragraph" style:parent-style-name="Standard" style:list-style-name="L17">
      <style:text-properties officeooo:rsid="00512b8a" officeooo:paragraph-rsid="00512b8a"/>
    </style:style>
    <style:style style:name="P290" style:family="paragraph" style:parent-style-name="Standard" style:list-style-name="L17">
      <style:text-properties officeooo:rsid="005195fe" officeooo:paragraph-rsid="00a95ae8"/>
    </style:style>
    <style:style style:name="P291" style:family="paragraph" style:parent-style-name="Standard" style:list-style-name="L17">
      <style:text-properties officeooo:rsid="005195fe" officeooo:paragraph-rsid="005195fe"/>
    </style:style>
    <style:style style:name="P292" style:family="paragraph" style:parent-style-name="Standard" style:list-style-name="L17">
      <style:text-properties officeooo:rsid="0052d138" officeooo:paragraph-rsid="0052d138"/>
    </style:style>
    <style:style style:name="P293" style:family="paragraph" style:parent-style-name="Standard" style:list-style-name="L17">
      <style:text-properties officeooo:rsid="0051e3a4" officeooo:paragraph-rsid="0051e3a4"/>
    </style:style>
    <style:style style:name="P294" style:family="paragraph" style:parent-style-name="Standard" style:list-style-name="L18">
      <style:text-properties officeooo:rsid="005758b2" officeooo:paragraph-rsid="005758b2"/>
    </style:style>
    <style:style style:name="P295" style:family="paragraph" style:parent-style-name="Standard" style:list-style-name="L21">
      <style:text-properties officeooo:rsid="005758b2" officeooo:paragraph-rsid="005758b2"/>
    </style:style>
    <style:style style:name="P296" style:family="paragraph" style:parent-style-name="Standard" style:list-style-name="L21">
      <style:text-properties officeooo:rsid="005758b2" officeooo:paragraph-rsid="006a5078"/>
    </style:style>
    <style:style style:name="P297" style:family="paragraph" style:parent-style-name="Standard" style:list-style-name="L20">
      <style:text-properties officeooo:rsid="005758b2" officeooo:paragraph-rsid="005758b2"/>
    </style:style>
    <style:style style:name="P298" style:family="paragraph" style:parent-style-name="Standard" style:list-style-name="L22">
      <style:text-properties officeooo:rsid="005758b2" officeooo:paragraph-rsid="005758b2"/>
    </style:style>
    <style:style style:name="P299" style:family="paragraph" style:parent-style-name="Standard" style:list-style-name="L23">
      <style:text-properties officeooo:rsid="005758b2" officeooo:paragraph-rsid="00690f49"/>
    </style:style>
    <style:style style:name="P300" style:family="paragraph" style:parent-style-name="Standard" style:list-style-name="L23">
      <style:text-properties officeooo:rsid="005758b2" officeooo:paragraph-rsid="006e64bf"/>
    </style:style>
    <style:style style:name="P301" style:family="paragraph" style:parent-style-name="Standard" style:list-style-name="L23">
      <style:text-properties officeooo:rsid="005758b2" officeooo:paragraph-rsid="00a07a52"/>
    </style:style>
    <style:style style:name="P302" style:family="paragraph" style:parent-style-name="Standard" style:list-style-name="L19">
      <style:text-properties officeooo:rsid="005bae40" officeooo:paragraph-rsid="005bae40"/>
    </style:style>
    <style:style style:name="P303" style:family="paragraph" style:parent-style-name="Standard" style:list-style-name="L20">
      <style:text-properties officeooo:rsid="005fad0a" officeooo:paragraph-rsid="005fad0a"/>
    </style:style>
    <style:style style:name="P304" style:family="paragraph" style:parent-style-name="Standard" style:list-style-name="L20">
      <style:text-properties officeooo:rsid="005e439d" officeooo:paragraph-rsid="006acf19"/>
    </style:style>
    <style:style style:name="P305" style:family="paragraph" style:parent-style-name="Standard" style:list-style-name="L20">
      <style:text-properties officeooo:rsid="005e439d" officeooo:paragraph-rsid="00a43ae3"/>
    </style:style>
    <style:style style:name="P306" style:family="paragraph" style:parent-style-name="Standard" style:list-style-name="L23">
      <style:text-properties officeooo:rsid="005e439d" officeooo:paragraph-rsid="00690f49"/>
    </style:style>
    <style:style style:name="P307" style:family="paragraph" style:parent-style-name="Standard" style:list-style-name="L20">
      <style:text-properties officeooo:rsid="00a43ae3" officeooo:paragraph-rsid="00a43ae3"/>
    </style:style>
    <style:style style:name="P308" style:family="paragraph" style:parent-style-name="Standard" style:list-style-name="L21">
      <style:text-properties officeooo:rsid="0062271a" officeooo:paragraph-rsid="006acf19"/>
    </style:style>
    <style:style style:name="P309" style:family="paragraph" style:parent-style-name="Standard" style:list-style-name="L22">
      <style:text-properties officeooo:rsid="0058c3e7" officeooo:paragraph-rsid="0058c3e7"/>
    </style:style>
    <style:style style:name="P310" style:family="paragraph" style:parent-style-name="Standard" style:list-style-name="L22">
      <style:text-properties officeooo:rsid="006ce341" officeooo:paragraph-rsid="006ce341"/>
    </style:style>
    <style:style style:name="P311" style:family="paragraph" style:parent-style-name="Standard" style:list-style-name="L23">
      <style:text-properties officeooo:rsid="00a1a6fd" officeooo:paragraph-rsid="00a1a6fd"/>
    </style:style>
    <style:style style:name="P312" style:family="paragraph" style:parent-style-name="Standard" style:list-style-name="L23">
      <style:text-properties officeooo:rsid="0089664a" officeooo:paragraph-rsid="0089664a"/>
    </style:style>
    <style:style style:name="P313" style:family="paragraph" style:parent-style-name="Standard" style:list-style-name="L33">
      <style:text-properties officeooo:rsid="0089664a" officeooo:paragraph-rsid="0089664a"/>
    </style:style>
    <style:style style:name="P314" style:family="paragraph" style:parent-style-name="Standard" style:list-style-name="L23">
      <style:text-properties officeooo:rsid="005d86d0" officeooo:paragraph-rsid="005758b2"/>
    </style:style>
    <style:style style:name="P315" style:family="paragraph" style:parent-style-name="Standard" style:list-style-name="L23">
      <style:text-properties officeooo:rsid="0067b928" officeooo:paragraph-rsid="0067b928"/>
    </style:style>
    <style:style style:name="P316" style:family="paragraph" style:parent-style-name="Standard" style:list-style-name="L24">
      <style:text-properties officeooo:rsid="006e64bf" officeooo:paragraph-rsid="006e64bf"/>
    </style:style>
    <style:style style:name="P317" style:family="paragraph" style:parent-style-name="Standard" style:list-style-name="L24">
      <style:text-properties officeooo:rsid="006a5078" officeooo:paragraph-rsid="006a5078"/>
    </style:style>
    <style:style style:name="P318" style:family="paragraph" style:parent-style-name="Standard" style:list-style-name="L25">
      <style:text-properties officeooo:rsid="007004f0" officeooo:paragraph-rsid="007004f0"/>
    </style:style>
    <style:style style:name="P319" style:family="paragraph" style:parent-style-name="Standard" style:list-style-name="L26">
      <style:text-properties officeooo:rsid="007004f0" officeooo:paragraph-rsid="00744a4d"/>
    </style:style>
    <style:style style:name="P320" style:family="paragraph" style:parent-style-name="Standard" style:list-style-name="L26">
      <style:text-properties officeooo:rsid="00744a4d" officeooo:paragraph-rsid="00744a4d"/>
    </style:style>
    <style:style style:name="P321" style:family="paragraph" style:parent-style-name="Standard" style:list-style-name="L27">
      <style:text-properties officeooo:paragraph-rsid="0077ca79"/>
    </style:style>
    <style:style style:name="P322" style:family="paragraph" style:parent-style-name="Standard" style:list-style-name="L27">
      <style:text-properties officeooo:rsid="0077ca79" officeooo:paragraph-rsid="0077ca79"/>
    </style:style>
    <style:style style:name="P323" style:family="paragraph" style:parent-style-name="Standard" style:list-style-name="L27">
      <style:text-properties officeooo:rsid="0079b577" officeooo:paragraph-rsid="0079b577"/>
    </style:style>
    <style:style style:name="P324" style:family="paragraph" style:parent-style-name="Standard" style:list-style-name="L28">
      <style:text-properties officeooo:rsid="0079dab1" officeooo:paragraph-rsid="0079dab1"/>
    </style:style>
    <style:style style:name="P325" style:family="paragraph" style:parent-style-name="Standard" style:list-style-name="L29">
      <style:text-properties officeooo:rsid="008269ad" officeooo:paragraph-rsid="0080409e"/>
    </style:style>
    <style:style style:name="P326" style:family="paragraph" style:parent-style-name="Standard" style:list-style-name="L30">
      <style:text-properties officeooo:rsid="0085ea69" officeooo:paragraph-rsid="0085ea69"/>
    </style:style>
    <style:style style:name="P327" style:family="paragraph" style:parent-style-name="Standard" style:list-style-name="L34">
      <style:text-properties officeooo:rsid="0085ea69" officeooo:paragraph-rsid="00930fe7"/>
    </style:style>
    <style:style style:name="P328" style:family="paragraph" style:parent-style-name="Standard" style:list-style-name="L30">
      <style:text-properties officeooo:rsid="0080409e" officeooo:paragraph-rsid="008336a4"/>
    </style:style>
    <style:style style:name="P329" style:family="paragraph" style:parent-style-name="Standard" style:list-style-name="L31">
      <style:text-properties officeooo:rsid="0080409e" officeooo:paragraph-rsid="0080409e"/>
    </style:style>
    <style:style style:name="P330" style:family="paragraph" style:parent-style-name="Standard" style:list-style-name="L30">
      <style:text-properties officeooo:rsid="008336a4" officeooo:paragraph-rsid="008336a4"/>
    </style:style>
    <style:style style:name="P331" style:family="paragraph" style:parent-style-name="Standard" style:list-style-name="L32">
      <style:text-properties officeooo:rsid="008336a4" officeooo:paragraph-rsid="008336a4"/>
    </style:style>
    <style:style style:name="P332" style:family="paragraph" style:parent-style-name="Standard" style:list-style-name="L33">
      <style:text-properties officeooo:rsid="008336a4" officeooo:paragraph-rsid="008336a4"/>
    </style:style>
    <style:style style:name="P333" style:family="paragraph" style:parent-style-name="Standard" style:list-style-name="L37">
      <style:text-properties officeooo:rsid="008336a4" officeooo:paragraph-rsid="008336a4"/>
    </style:style>
    <style:style style:name="P334" style:family="paragraph" style:parent-style-name="Standard" style:list-style-name="L37">
      <style:text-properties officeooo:rsid="008336a4" officeooo:paragraph-rsid="009b04e5"/>
    </style:style>
    <style:style style:name="P335" style:family="paragraph" style:parent-style-name="Standard" style:list-style-name="L30">
      <style:text-properties officeooo:rsid="0087e2dc" officeooo:paragraph-rsid="0087e2dc"/>
    </style:style>
    <style:style style:name="P336" style:family="paragraph" style:parent-style-name="Standard" style:list-style-name="L31">
      <style:text-properties officeooo:rsid="008392b4" officeooo:paragraph-rsid="008392b4"/>
    </style:style>
    <style:style style:name="P337" style:family="paragraph" style:parent-style-name="Standard" style:list-style-name="L33">
      <style:text-properties officeooo:rsid="008392b4" officeooo:paragraph-rsid="008392b4"/>
    </style:style>
    <style:style style:name="P338" style:family="paragraph" style:parent-style-name="Standard" style:list-style-name="L33">
      <style:text-properties officeooo:rsid="008392b4" officeooo:paragraph-rsid="00930fe7"/>
    </style:style>
    <style:style style:name="P339" style:family="paragraph" style:parent-style-name="Standard" style:list-style-name="L31">
      <style:text-properties officeooo:rsid="0082ef1d" officeooo:paragraph-rsid="0082ef1d"/>
    </style:style>
    <style:style style:name="P340" style:family="paragraph" style:parent-style-name="Standard" style:list-style-name="L34">
      <style:text-properties officeooo:paragraph-rsid="00930fe7"/>
    </style:style>
    <style:style style:name="P341" style:family="paragraph" style:parent-style-name="Standard" style:list-style-name="L35">
      <style:text-properties officeooo:paragraph-rsid="00930fe7"/>
    </style:style>
    <style:style style:name="P342" style:family="paragraph" style:parent-style-name="Standard" style:list-style-name="L33">
      <style:text-properties officeooo:rsid="0089ae9c" officeooo:paragraph-rsid="0089ae9c"/>
    </style:style>
    <style:style style:name="P343" style:family="paragraph" style:parent-style-name="Standard" style:list-style-name="L33">
      <style:text-properties officeooo:rsid="0089ae9c" officeooo:paragraph-rsid="009454d4"/>
    </style:style>
    <style:style style:name="P344" style:family="paragraph" style:parent-style-name="Standard" style:list-style-name="L33">
      <style:text-properties officeooo:rsid="00913785" officeooo:paragraph-rsid="00913785"/>
    </style:style>
    <style:style style:name="P345" style:family="paragraph" style:parent-style-name="Standard" style:list-style-name="L33">
      <style:text-properties officeooo:rsid="00907f97" officeooo:paragraph-rsid="00907f97"/>
    </style:style>
    <style:style style:name="P346" style:family="paragraph" style:parent-style-name="Standard" style:list-style-name="L36">
      <style:text-properties officeooo:rsid="00907f97" officeooo:paragraph-rsid="00907f97"/>
    </style:style>
    <style:style style:name="P347" style:family="paragraph" style:parent-style-name="Standard" style:list-style-name="L36">
      <style:text-properties officeooo:paragraph-rsid="00907f97"/>
    </style:style>
    <style:style style:name="P348" style:family="paragraph" style:parent-style-name="Standard" style:list-style-name="L37">
      <style:text-properties officeooo:rsid="0099944a" officeooo:paragraph-rsid="009b04e5"/>
    </style:style>
    <style:style style:name="P349" style:family="paragraph" style:parent-style-name="Standard" style:list-style-name="L38">
      <style:text-properties officeooo:rsid="00ad094e" officeooo:paragraph-rsid="00ad094e"/>
    </style:style>
    <style:style style:name="P350" style:family="paragraph" style:parent-style-name="Standard" style:list-style-name="L38">
      <style:text-properties officeooo:rsid="00ad094e" officeooo:paragraph-rsid="00ada181"/>
    </style:style>
    <style:style style:name="P351" style:family="paragraph" style:parent-style-name="Standard" style:list-style-name="L39">
      <style:text-properties officeooo:rsid="00ad094e" officeooo:paragraph-rsid="00ad094e"/>
    </style:style>
    <style:style style:name="P352" style:family="paragraph" style:parent-style-name="Standard" style:list-style-name="L40">
      <style:text-properties officeooo:rsid="00b7d5fe" officeooo:paragraph-rsid="00b7d5fe"/>
    </style:style>
    <style:style style:name="P353" style:family="paragraph" style:parent-style-name="Standard" style:list-style-name="L41">
      <style:text-properties officeooo:rsid="00b837c4" officeooo:paragraph-rsid="00b837c4"/>
    </style:style>
    <style:style style:name="P354" style:family="paragraph" style:parent-style-name="Standard" style:list-style-name="L42">
      <style:text-properties officeooo:rsid="00b6cec8" officeooo:paragraph-rsid="00b6cec8"/>
    </style:style>
    <style:style style:name="P355" style:family="paragraph" style:parent-style-name="Standard" style:list-style-name="L43">
      <style:text-properties officeooo:rsid="00d24909" officeooo:paragraph-rsid="00d24909"/>
    </style:style>
    <style:style style:name="P356" style:family="paragraph" style:parent-style-name="Standard" style:list-style-name="L44">
      <style:text-properties officeooo:rsid="00d375c5" officeooo:paragraph-rsid="00d375c5"/>
    </style:style>
    <style:style style:name="P357" style:family="paragraph" style:parent-style-name="Standard" style:list-style-name="L44">
      <style:text-properties officeooo:rsid="00d375c5" officeooo:paragraph-rsid="011f4168"/>
    </style:style>
    <style:style style:name="P358" style:family="paragraph" style:parent-style-name="Standard" style:list-style-name="L44">
      <style:text-properties fo:font-weight="bold" officeooo:rsid="00d375c5" officeooo:paragraph-rsid="00d375c5" style:font-weight-asian="bold" style:font-weight-complex="bold"/>
    </style:style>
    <style:style style:name="P359" style:family="paragraph" style:parent-style-name="Standard" style:list-style-name="L14">
      <style:text-properties fo:font-weight="bold" officeooo:rsid="0039bf20" officeooo:paragraph-rsid="00fea319" style:font-weight-asian="bold" style:font-weight-complex="bold"/>
    </style:style>
    <style:style style:name="P360" style:family="paragraph" style:parent-style-name="Standard" style:list-style-name="L14">
      <style:text-properties fo:font-weight="bold" officeooo:rsid="0100c76d" officeooo:paragraph-rsid="0100c76d" style:font-weight-asian="bold" style:font-weight-complex="bold"/>
    </style:style>
    <style:style style:name="P361" style:family="paragraph" style:parent-style-name="Standard" style:list-style-name="L14">
      <style:text-properties fo:font-weight="bold" officeooo:rsid="0041004c" officeooo:paragraph-rsid="00fea319" style:font-weight-asian="bold" style:font-weight-complex="bold"/>
    </style:style>
    <style:style style:name="P362" style:family="paragraph" style:parent-style-name="Standard" style:list-style-name="L14">
      <style:text-properties fo:font-weight="bold" officeooo:rsid="004ccff6" officeooo:paragraph-rsid="00fea319" style:font-weight-asian="bold" style:font-weight-complex="bold"/>
    </style:style>
    <style:style style:name="P36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6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6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6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6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6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69"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0"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71"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2"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74"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75"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cb305" style:text-blinking="false" style:font-size-asian="9.14999961853027pt" style:font-size-complex="10.5pt"/>
    </style:style>
    <style:style style:name="P378" style:family="paragraph" style:parent-style-name="Standard" style:list-style-name="L14">
      <style:text-properties officeooo:rsid="0100c76d" officeooo:paragraph-rsid="0100c76d"/>
    </style:style>
    <style:style style:name="P379" style:family="paragraph" style:parent-style-name="Standard" style:list-style-name="L14">
      <style:text-properties officeooo:rsid="00ff462b" officeooo:paragraph-rsid="00ff462b"/>
    </style:style>
    <style:style style:name="P380" style:family="paragraph" style:parent-style-name="Standard" style:list-style-name="L46">
      <style:text-properties officeooo:rsid="01071997" officeooo:paragraph-rsid="01071997"/>
    </style:style>
    <style:style style:name="P381" style:family="paragraph" style:parent-style-name="Standard" style:list-style-name="L46">
      <style:text-properties officeooo:rsid="01071997" officeooo:paragraph-rsid="010a032d"/>
    </style:style>
    <style:style style:name="P382" style:family="paragraph" style:parent-style-name="Standard" style:list-style-name="L46">
      <style:text-properties officeooo:rsid="01071997" officeooo:paragraph-rsid="014d1806"/>
    </style:style>
    <style:style style:name="P383" style:family="paragraph" style:parent-style-name="Standard" style:list-style-name="L46">
      <style:text-properties officeooo:rsid="01042038" officeooo:paragraph-rsid="01071997"/>
    </style:style>
    <style:style style:name="P384" style:family="paragraph" style:parent-style-name="Standard" style:list-style-name="L46">
      <style:text-properties officeooo:rsid="01042038" officeooo:paragraph-rsid="014d1806"/>
    </style:style>
    <style:style style:name="P385" style:family="paragraph" style:parent-style-name="Standard" style:list-style-name="L46">
      <style:text-properties officeooo:rsid="0109221d" officeooo:paragraph-rsid="010bb800"/>
    </style:style>
    <style:style style:name="P386" style:family="paragraph" style:parent-style-name="Standard" style:list-style-name="L46">
      <style:text-properties officeooo:rsid="0109221d" officeooo:paragraph-rsid="014d1806"/>
    </style:style>
    <style:style style:name="P387" style:family="paragraph" style:parent-style-name="Standard" style:list-style-name="L46">
      <style:text-properties officeooo:rsid="010bb800" officeooo:paragraph-rsid="010bb800"/>
    </style:style>
    <style:style style:name="P388" style:family="paragraph" style:parent-style-name="Text_20_body" style:list-style-name="L33">
      <style:text-properties officeooo:rsid="008392b4" officeooo:paragraph-rsid="0085ea69"/>
    </style:style>
    <style:style style:name="P389"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90"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43"><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894114360425034104" text:style-name="L1">
        <text:list-item>
          <text:p text:style-name="P389"><text:span text:style-name="T6">解説ビデオの論文に対して、</text:span><text:span text:style-name="T5">Twitter</text:span><text:span text:style-name="T6">の動向を分析する​</text:span></text:p>
        </text:list-item>
        <text:list-item>
          <text:p text:style-name="P39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432101582299859870" text:style-name="L2">
        <text:list-item>
          <text:p text:style-name="P254">cs.LG 19.01~19.03 → <text:s/>발표 후 1년 간 동향 관찰에 적합</text:p>
          <text:list>
            <text:list-item>
              <text:p text:style-name="P255"><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367551651642294776" text:style-name="L3">
        <text:list-item>
          <text:p text:style-name="P256">논문 데이터셋으로 전체 검색(;)</text:p>
        </text:list-item>
        <text:list-item>
          <text:p text:style-name="P256">유명 ai채널?</text:p>
          <text:list>
            <text:list-item>
              <text:p text:style-name="P256">예를들어, 논문 데이터셋 내의 arxiv url 언급 컨텐츠가 n개 이상</text:p>
              <text:list>
                <text:list-item>
                  <text:p text:style-name="P258">+내용이 논문 해설 비디오</text:p>
                </text:list-item>
                <text:list-item>
                  <text:p text:style-name="P256">논문 데이터셋에 분야/기간이 있다면, 해당 채널의 분야에 대한 관심도 지표의 추이 측정 가능</text:p>
                </text:list-item>
              </text:list>
            </text:list-item>
            <text:list-item>
              <text:p text:style-name="P256">+ (구독자 수, 뷰 수… / 운영일) &gt; m</text:p>
            </text:list-item>
          </text:list>
        </text:list-item>
      </text:list>
      <text:p text:style-name="P46">비디오 데이터셋 예시</text:p>
      <text:list xml:id="list5466891569085435170" text:style-name="L4">
        <text:list-item>
          <text:p text:style-name="P257">논문 데이터셋으로 전체 검색(;)</text:p>
        </text:list-item>
        <text:list-item>
          <text:p text:style-name="P257">채널 데이터셋에서 논문 관련 컨텐츠 검색</text:p>
          <text:list>
            <text:list-item>
              <text:p text:style-name="P257">키워드 → 프리프린트엔 키워드 없음…</text:p>
            </text:list-item>
            <text:list-item>
              <text:p text:style-name="P259">url</text:p>
            </text:list-item>
            <text:list-item>
              <text:p text:style-name="P259">타이틀 그대로</text:p>
            </text:list-item>
          </text:list>
        </text:list-item>
      </text:list>
      <text:p text:style-name="P50">인용 데이터셋 예시</text:p>
      <text:list xml:id="list6581306890914646176" text:style-name="L5">
        <text:list-item>
          <text:p text:style-name="P260">arxiv→Semantic Scholar API</text:p>
        </text:list-item>
      </text:list>
      <text:list xml:id="list5781836924489875214" text:style-name="L6">
        <text:list-item>
          <text:list>
            <text:list-item>
              <text:p text:style-name="P263"><text:a xlink:type="simple" xlink:href="https://api.semanticscholar.org/" text:style-name="Internet_20_link" text:visited-style-name="Visited_20_Internet_20_Link">https://api.semanticscholar.org/</text:a></text:p>
            </text:list-item>
            <text:list-item>
              <text:p text:style-name="P261">Accessible Paper Identifiers and Examples:</text:p>
            </text:list-item>
          </text:list>
        </text:list-item>
      </text:list>
      <text:list xml:id="list4032063621267196268" text:style-name="L7">
        <text:list-item>
          <text:list>
            <text:list-item>
              <text:list>
                <text:list-item>
                  <text:p text:style-name="P262">S2 Paper ID : https://api.semanticscholar.org/v1/paper/0796f6cd7f0403a854d67d525e9b32af3b277331</text:p>
                </text:list-item>
                <text:list-item>
                  <text:p text:style-name="P262">DOI : https://api.semanticscholar.org/v1/paper/10.1038/nrn3241</text:p>
                </text:list-item>
                <text:list-item>
                  <text:p text:style-name="P262">ArXiv ID : https://api.semanticscholar.org/v1/paper/arXiv:1705.10311</text:p>
                </text:list-item>
                <text:list-item>
                  <text:p text:style-name="P262">MAG ID : https://api.semanticscholar.org/v1/paper/MAG:112218234</text:p>
                </text:list-item>
                <text:list-item>
                  <text:p text:style-name="P262">ACL ID : https://api.semanticscholar.org/v1/paper/ACL:W12-3903</text:p>
                </text:list-item>
                <text:list-item>
                  <text:p text:style-name="P262">PubMed ID : https://api.semanticscholar.org/v1/paper/PMID:19872477</text:p>
                </text:list-item>
                <text:list-item>
                  <text:p text:style-name="P262">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4533276241504" text:continue-list="list6581306890914646176" text:style-name="L5">
        <text:list-item>
          <text:p text:style-name="P260">Semantic Scholar JSON→ Scopus (API?)에서 발행 날짜 수집</text:p>
        </text:list-item>
      </text:list>
      <text:p text:style-name="P49"/>
      <text:p text:style-name="P45"/>
      <text:p text:style-name="P12">1. 유튜브 비디오 통계(정성적)</text:p>
      <text:p text:style-name="P45">데이터셋 예시</text:p>
      <text:list xml:id="list7291778340866412808" text:style-name="L8">
        <text:list-item>
          <text:p text:style-name="P264">cs.ML분야 2016~2019</text:p>
          <text:list>
            <text:list-item>
              <text:p text:style-name="P264"><text:tab/></text:p>
            </text:list-item>
          </text:list>
        </text:list-item>
      </text:list>
      <text:p text:style-name="P45">기본 제공 속성</text:p>
      <text:list xml:id="list3606838776562080201" text:style-name="L9">
        <text:list-item>
          <text:p text:style-name="P265">-채널</text:p>
        </text:list-item>
        <text:list-item>
          <text:p text:style-name="P265">-길이</text:p>
        </text:list-item>
        <text:list-item>
          <text:p text:style-name="P267">-공개일</text:p>
        </text:list-item>
        <text:list-item>
          <text:p text:style-name="P267">-라이브스트리밍?</text:p>
        </text:list-item>
        <text:list-item>
          <text:p text:style-name="P267">-카운트(누계)</text:p>
        </text:list-item>
      </text:list>
      <text:p text:style-name="P40"><text:soft-page-break/>커스텀 속성</text:p>
      <text:list xml:id="list1213348049750017392" text:style-name="L10">
        <text:list-item>
          <text:p text:style-name="P268">-유저 타입</text:p>
          <text:list>
            <text:list-item>
              <text:p text:style-name="P268">-개인</text:p>
              <text:list>
                <text:list-item>
                  <text:p text:style-name="P268">-일반인</text:p>
                </text:list-item>
                <text:list-item>
                  <text:p text:style-name="P268">-연구원</text:p>
                </text:list-item>
                <text:list-item>
                  <text:p text:style-name="P268">-전문가</text:p>
                </text:list-item>
                <text:list-item>
                  <text:p text:style-name="P268">-저널리스트</text:p>
                </text:list-item>
                <text:list-item>
                  <text:p text:style-name="P268">-기타</text:p>
                </text:list-item>
              </text:list>
            </text:list-item>
            <text:list-item>
              <text:p text:style-name="P268">-조직</text:p>
              <text:list>
                <text:list-item>
                  <text:p text:style-name="P268">-연구기관</text:p>
                </text:list-item>
                <text:list-item>
                  <text:p text:style-name="P268">-펀드</text:p>
                </text:list-item>
                <text:list-item>
                  <text:p text:style-name="P268">-시민 조직</text:p>
                </text:list-item>
                <text:list-item>
                  <text:p text:style-name="P268">-정부기관</text:p>
                </text:list-item>
                <text:list-item>
                  <text:p text:style-name="P268">-비즈니스</text:p>
                </text:list-item>
                <text:list-item>
                  <text:p text:style-name="P268">-미디어</text:p>
                </text:list-item>
                <text:list-item>
                  <text:p text:style-name="P268">-저널/출판</text:p>
                </text:list-item>
                <text:list-item>
                  <text:p text:style-name="P268">-기타</text:p>
                </text:list-item>
              </text:list>
            </text:list-item>
            <text:list-item>
              <text:p text:style-name="P268">-기타</text:p>
            </text:list-item>
          </text:list>
        </text:list-item>
        <text:list-item>
          <text:p text:style-name="P269">내용</text:p>
          <text:list>
            <text:list-item>
              <text:p text:style-name="P269">논문 해설</text:p>
              <text:list>
                <text:list-item>
                  <text:p text:style-name="P269">대상 논문 수:단수/복수</text:p>
                </text:list-item>
                <text:list-item>
                  <text:p text:style-name="P269">해설 강도:집중/간단</text:p>
                </text:list-item>
              </text:list>
            </text:list-item>
            <text:list-item>
              <text:p text:style-name="P269">대화/인터뷰</text:p>
            </text:list-item>
            <text:list-item>
              <text:p text:style-name="P269">일상</text:p>
            </text:list-item>
          </text:list>
        </text:list-item>
        <text:list-item>
          <text:p text:style-name="P269">커뮤니케이션</text:p>
          <text:list>
            <text:list-item>
              <text:p text:style-name="P269">코멘트</text:p>
              <text:list>
                <text:list-item>
                  <text:p text:style-name="P269">→ 유저 타입 통계</text:p>
                  <text:list>
                    <text:list-item>
                      <text:p text:style-name="P269">샘플 전체 <text:span text:style-name="T7">vs 대상 논문 분야별 비디오 전체(논문 해설 비디오 한정) vs 채널별 비디오 전체</text:span></text:p>
                    </text:list-item>
                    <text:list-item>
                      <text:p text:style-name="P269"/>
                    </text:list-item>
                  </text:list>
                </text:list-item>
              </text:list>
            </text:list-item>
          </text:list>
        </text:list-item>
      </text:list>
      <text:p text:style-name="P47"/>
      <text:p text:style-name="P47"/>
      <text:p text:style-name="P13">2. 유튜브와 트윗 간 상호작용</text:p>
      <text:list xml:id="list1143229477934821177" text:style-name="L11">
        <text:list-item>
          <text:p text:style-name="P271">비디오 유무 그룹에 대한 트윗 통계 차이</text:p>
        </text:list-item>
      </text:list>
      <text:list xml:id="list1814165328691381069" text:style-name="L12">
        <text:list-item>
          <text:p text:style-name="P270">()논문 데이터셋 대상 언급 비디오</text:p>
        </text:list-item>
        <text:list-item>
          <text:p text:style-name="P270">언급(혹은 집중 해설)비디오 대상 논문의 (같은 분야)전후 논문 <text:span text:style-name="T7">url취득</text:span></text:p>
        </text:list-item>
        <text:list-item>
          <text:p text:style-name="P266">url로 유튜브 전체 검색</text:p>
          <text:list>
            <text:list-item>
              <text:p text:style-name="P266">존재→ 그 이전(다음) 논문으로 시도</text:p>
            </text:list-item>
            <text:list-item>
              <text:p text:style-name="P266">비존재→ 논문 채택</text:p>
            </text:list-item>
          </text:list>
        </text:list-item>
        <text:list-item>
          <text:p text:style-name="P266">논문에 대해 altmetric twitter수집</text:p>
        </text:list-item>
        <text:list-item>
          <text:p text:style-name="P266">비디오 유 그룹과 무 그룹 간 트윗 통계 비교</text:p>
        </text:list-item>
      </text:list>
      <text:p text:style-name="P39"/>
      <text:p text:style-name="P14">200521</text:p>
      <text:p text:style-name="P55">논문 데이터셋→ 비디오 데이터셋 수집</text:p>
      <text:list xml:id="list5653452468895015002" text:style-name="L13">
        <text:list-item>
          <text:p text:style-name="P273">논문 url로 유튜브 전체 검색 → 비디오 수집</text:p>
        </text:list-item>
        <text:list-item>
          <text:p text:style-name="P273">논문 altmetric twitter수집</text:p>
        </text:list-item>
        <text:list-item>
          <text:p text:style-name="P273">논문을 비디오 유무 그룹으로 나눠서</text:p>
        </text:list-item>
        <text:list-item>
          <text:p text:style-name="P273"><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972544332538574868" text:style-name="L14">
        <text:list-item>
          <text:p text:style-name="P274">paper_explanation: 대상 논문 해설을 예고/논문의 진척, 새로운 결과 등을 소개(/논문 저자)</text:p>
          <text:list>
            <text:list-item>
              <text:p text:style-name="P274">대상 논문 해설할 것을 예고, 논문 제목을 명시해야함</text:p>
            </text:list-item>
            <text:list-item>
              <text:p text:style-name="P274">논문 원문의 일부가 표시되어야 함</text:p>
            </text:list-item>
            <text:list-item>
              <text:p text:style-name="P274">논문을 그냥 읽는 것도 포함</text:p>
            </text:list-item>
            <text:list-item>
              <text:p text:style-name="P274">형식: 프레젠테이션, 판서, ...</text:p>
            </text:list-item>
            <text:list-item>
              <text:p text:style-name="P274">청중이 학술 관련자(학회 발표<text:span text:style-name="T9">)</text:span></text:p>
            </text:list-item>
          </text:list>
        </text:list-item>
        <text:list-item>
          <text:p text:style-name="P274">paper_supplementary: 논문 내에서 supplementary로 명시/description에서 supplementary, demo 등을 명시</text:p>
        </text:list-item>
        <text:list-item>
          <text:p text:style-name="P274">paper_application: 논문의 수법, 기술을 적용, 활용한 독자적인 결과 영상, 소개</text:p>
        </text:list-item>
        <text:list-item>
          <text:p text:style-name="P276">paper_assessment: (논문 소개 후에) 논문 평가가 주요 내용</text:p>
        </text:list-item>
        <text:list-item>
          <text:p text:style-name="P276">paper_reference: 주제의 일환으로 논문의 존재나 관련된 내용을 언급할 뿐, 논문의 해설되지 않음/영상 중 논문 언급이 없음/연구</text:p>
          <text:list>
            <text:list-item>
              <text:p text:style-name="P279">초두에 논문 해설할 것을 명시하지 않음</text:p>
            </text:list-item>
            <text:list-item>
              <text:p text:style-name="P281">description상에 reference로 명시되어 있음</text:p>
            </text:list-item>
            <text:list-item>
              <text:p text:style-name="P279">논문 언급 분량이 적음</text:p>
            </text:list-item>
            <text:list-item>
              <text:p text:style-name="P279">논문 본문이 표시될 수 있음</text:p>
            </text:list-item>
            <text:list-item>
              <text:p text:style-name="P279">프레젠테이션일수도 있음</text:p>
            </text:list-item>
          </text:list>
        </text:list-item>
        <text:list-item>
          <text:p text:style-name="P282">news: 논문이 주 내용이나, 홍보가 주 목적, 설명은 있으나 해설이 주 목적이 아님</text:p>
          <text:list>
            <text:list-item>
              <text:p text:style-name="P282">청중이 일반인</text:p>
            </text:list-item>
          </text:list>
        </text:list-item>
        <text:list-item>
          <text:p text:style-name="P282">dialogue</text:p>
        </text:list-item>
        <text:list-item>
          <text:p text:style-name="P282">routine: </text:p>
          <text:list>
            <text:list-item>
              <text:p text:style-name="P283">논문 읽는 자신의 일상을 보여주는(…<text:span text:style-name="T10">)</text:span></text:p>
            </text:list-item>
          </text:list>
        </text:list-item>
      </text:list>
      <text:p text:style-name="P59">channels</text:p>
      <text:p text:style-name="P59">user_type</text:p>
      <text:list xml:id="list6700299191905377005" text:style-name="L15">
        <text:list-item>
          <text:p text:style-name="P278">individual_researchers: 연구 실적이 존재, 학생/교원/연구소 소속</text:p>
        </text:list-item>
        <text:list-item>
          <text:p text:style-name="P278">individual_citizens: 연관은 있으나 연구계에서의 역할이 불분명한 자. 연구조직 경영진 등</text:p>
        </text:list-item>
        <text:list-item>
          <text:p text:style-name="P278">individual_journalists: 종합적 이슈 소개</text:p>
        </text:list-item>
        <text:list-item>
          <text:p text:style-name="P278">individual_professionals: 전문직?</text:p>
        </text:list-item>
        <text:list-item>
          <text:p text:style-name="P278">researcher_community: 비영리 조직. 외부의 불특정 인물의 비교적 자유로운 참여가 가능</text:p>
        </text:list-item>
        <text:list-item>
          <text:p text:style-name="P278">researach_organization: 비영리 조직, 배타적 조직, 정식 조직</text:p>
        </text:list-item>
        <text:list-item>
          <text:p text:style-name="P278">funding</text:p>
        </text:list-item>
        <text:list-item>
          <text:p text:style-name="P278">public: 정부, 행정계</text:p>
        </text:list-item>
        <text:list-item>
          <text:p text:style-name="P278">publisher/journal</text:p>
        </text:list-item>
        <text:list-item>
          <text:p text:style-name="P285">civil_society: 시민사회조직</text:p>
        </text:list-item>
        <text:list-item>
          <text:p text:style-name="P278">media: 정식 사업 등록된 미디어</text:p>
        </text:list-item>
        <text:list-item>
          <text:p text:style-name="P278">business: 기업. 기업 내 연구조직은 이쪽.</text:p>
        </text:list-item>
        <text:list-item>
          <text:p text:style-name="P278"><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1243383340798906594" text:style-name="L16">
        <text:list-item>
          <text:p text:style-name="P286">비디오가 만들어진 논문 비율 적음. 현재 비디오는 보급X. 앞으로 논문 평가에 비디오가 유효하다는 인식이 생기면 비디오 비율 증가할 가능성이 높다</text:p>
          <text:list>
            <text:list-item>
              <text:p text:style-name="P287">Nature Science 비디오도 현재 시행착오 수준</text:p>
            </text:list-item>
            <text:list-item>
              <text:p text:style-name="P287"/>
            </text:list-item>
          </text:list>
        </text:list-item>
        <text:list-item>
          <text:p text:style-name="P287">구체적으로 비디오가 논문에 공헌한 예(피인용 뿐 아니라, 대중 인식에 기여한 점 ex인공지능 붐 초기 비디오를 통한 대중화 기여 케이스는 없는가?)</text:p>
        </text:list-item>
        <text:list-item>
          <text:p text:style-name="P287">SNS플랫폼에 따른 유저 타입 ex</text:p>
          <text:list>
            <text:list-item>
              <text:p text:style-name="P287">트위터: 전문가가 많이 활동 ← 이건 어떻게? 선행연구</text:p>
            </text:list-item>
            <text:list-item>
              <text:p text:style-name="P287">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84070380682258096" text:style-name="L17">
        <text:list-item>
          <text:p text:style-name="P289">유튜브상의 학술 관련 영상 수 추이</text:p>
          <text:list>
            <text:list-item>
              <text:p text:style-name="P288">비디오 수?</text:p>
              <text:list>
                <text:list-item>
                  <text:p text:style-name="P289">Q= arxiv.org/science.sciencemag.org/... </text:p>
                  <text:list>
                    <text:list-item>
                      <text:p text:style-name="P290">q=science.sciencemag.org / <text:span text:style-name="T11">science.sciencemag.org/content</text:span></text:p>
                      <text:list>
                        <text:list-item>
                          <text:p text:style-name="P292">2005: 0</text:p>
                        </text:list-item>
                        <text:list-item>
                          <text:p text:style-name="P292">2006: 1/<text:span text:style-name="T13">0</text:span></text:p>
                        </text:list-item>
                        <text:list-item>
                          <text:p text:style-name="P293">2007: <text:span text:style-name="T12">6</text:span>/0</text:p>
                        </text:list-item>
                        <text:list-item>
                          <text:p text:style-name="P293">2008: <text:span text:style-name="T12">36</text:span>/3</text:p>
                        </text:list-item>
                        <text:list-item>
                          <text:p text:style-name="P291">2009: 51/<text:span text:style-name="T11">22</text:span></text:p>
                        </text:list-item>
                        <text:list-item>
                          <text:p text:style-name="P291">2010: 64/<text:span text:style-name="T11">38</text:span></text:p>
                        </text:list-item>
                        <text:list-item>
                          <text:p text:style-name="P291">2011: 113/<text:span text:style-name="T11">62</text:span></text:p>
                        </text:list-item>
                        <text:list-item>
                          <text:p text:style-name="P291">2012: 207/<text:span text:style-name="T11">84</text:span></text:p>
                        </text:list-item>
                        <text:list-item>
                          <text:p text:style-name="P291">2013: 310/<text:span text:style-name="T11">137</text:span></text:p>
                        </text:list-item>
                        <text:list-item>
                          <text:p text:style-name="P291">2014: 420/<text:span text:style-name="T11">210</text:span></text:p>
                        </text:list-item>
                        <text:list-item>
                          <text:p text:style-name="P291">2015: 557/<text:span text:style-name="T11">253</text:span></text:p>
                        </text:list-item>
                        <text:list-item>
                          <text:p text:style-name="P291">2016: 973/<text:span text:style-name="T11">300</text:span></text:p>
                        </text:list-item>
                        <text:list-item>
                          <text:p text:style-name="P291">2017: 1414/<text:span text:style-name="T11">504</text:span></text:p>
                        </text:list-item>
                        <text:list-item>
                          <text:p text:style-name="P291">2018: 2194/<text:span text:style-name="T11">784</text:span></text:p>
                        </text:list-item>
                        <text:list-item>
                          <text:p text:style-name="P291">2019: 2223/<text:span text:style-name="T11">1270</text:span></text:p>
                        </text:list-item>
                      </text:list>
                    </text:list-item>
                  </text:list>
                </text:list-item>
              </text:list>
            </text:list-item>
            <text:list-item>
              <text:p text:style-name="P288">채널 수?</text:p>
              <text:list>
                <text:list-item>
                  <text:p text:style-name="P289">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5477445432986480303" text:style-name="L18">
        <text:list-item>
          <text:p text:style-name="P294">Science communication</text:p>
        </text:list-item>
        <text:list-item>
          <text:p text:style-name="P294">Scholarly communication</text:p>
        </text:list-item>
        <text:list-item>
          <text:p text:style-name="P294">Research communication: ?</text:p>
        </text:list-item>
      </text:list>
      <text:p text:style-name="P65"/>
      <text:p text:style-name="P64">배경</text:p>
      <text:p text:style-name="P66">과학에 있어서 커뮤니케이션</text:p>
      <text:list xml:id="list928543804409237441" text:style-name="L19">
        <text:list-item>
          <text:p text:style-name="P302">학술 커뮤니케이션의 시작: 저널 출간</text:p>
        </text:list-item>
        <text:list-item>
          <text:p text:style-name="P302">과학 커뮤니케이션의 대두: 뉴스, 잡지 등</text:p>
        </text:list-item>
      </text:list>
      <text:p text:style-name="P69">과학 커뮤니케이션: 최근 온라인 미디어가 주목</text:p>
      <text:list xml:id="list6062181872695644448" text:style-name="L20">
        <text:list-item>
          <text:p text:style-name="P303">altmetric</text:p>
          <text:list>
            <text:list-item>
              <text:p text:style-name="P304"><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07">Twitter</text:p>
          <text:list>
            <text:list-item>
              <text:p text:style-name="P305">[2018,Didegah et al.]논문 언급 트위터에 관한 정성적 연구: 대부분 비생산적,단순확산 목적, 봇</text:p>
            </text:list-item>
          </text:list>
        </text:list-item>
      </text:list>
      <text:p text:style-name="P65"/>
      <text:p text:style-name="P65">유튜브는 마케팅/수익 플랫폼</text:p>
      <text:list xml:id="list8440928123878657521" text:style-name="L21">
        <text:list-item>
          <text:p text:style-name="P295">UGC<text:span text:style-name="T18">(유저, 소비자 컨텐츠)</text:span>→PGC<text:span text:style-name="T18">(기업, 브랜딩)</text:span>를 통한 마케팅/수익 플랫폼화<text:span text:style-name="T18">(2006)</text:span></text:p>
        </text:list-item>
        <text:list-item>
          <text:p text:style-name="P296"><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08"><text:span text:style-name="T20">[Figueiredo et al., 2011; Szabo and Huberman, 2010; Zhou et al., 2010]</text:span>rich-get-richer</text:p>
        </text:list-item>
      </text:list>
      <text:p text:style-name="P65"/>
      <text:p text:style-name="P65">과학/연구 관련 비디오 활동 및 그에 관한 연구도 증가</text:p>
      <text:list xml:id="list204533033958085" text:continue-list="list6062181872695644448" text:style-name="L20">
        <text:list-item>
          <text:p text:style-name="P297">학술 커뮤니케이션における비디오：</text:p>
          <text:list>
            <text:list-item>
              <text:p text:style-name="P297">[2012,Kousha et al.]YT <text:span text:style-name="T16">Video citation: </text:span>Scopus, 2006~2011 → 증가세</text:p>
            </text:list-item>
          </text:list>
        </text:list-item>
      </text:list>
      <text:list xml:id="list7833581727384986550" text:style-name="L22">
        <text:list-item>
          <text:p text:style-name="P298">과학 커뮤니케이션における비디오：</text:p>
          <text:list>
            <text:list-item>
              <text:p text:style-name="P309">[2016,Welbourne et al.]과학 커뮤니케이션 비디오/채널 인기에 영향을 주는 인자 분석(컨텐츠, 유저 타입<text:span text:style-name="T15">)</text:span></text:p>
              <text:list>
                <text:list-item>
                  <text:p text:style-name="P309">UGC가 PGC보다 구독 훨씬 많음</text:p>
                </text:list-item>
                <text:list-item>
                  <text:p text:style-name="P310">regular communicator의 존재가 뷰카운트에 영향 큼</text:p>
                </text:list-item>
                <text:list-item>
                  <text:p text:style-name="P310">빠르게 전달하는 비디오가 뷰카운트 많음</text:p>
                </text:list-item>
              </text:list>
            </text:list-item>
          </text:list>
        </text:list-item>
      </text:list>
      <text:p text:style-name="P65"/>
      <text:p text:style-name="P65">한편, 과학 대중화의 학술적 영향력에 관한 연구</text:p>
      <text:list xml:id="list7602437520454774095" text:style-name="L23">
        <text:list-item>
          <text:p text:style-name="P299">트위터와 피인용</text:p>
          <text:list>
            <text:list-item>
              <text:p text:style-name="P300"><text:span text:style-name="T21">[2012,Eysenbach]</text:span>articles that are highly tweeted about are eleven times more likely to be highly cited than those that who few people tweeted.</text:p>
              <text:list>
                <text:list-item>
                  <text:p text:style-name="P311">Journal of Medical Internet Research, 2008~2011</text:p>
                </text:list-item>
              </text:list>
            </text:list-item>
            <text:list-item>
              <text:p text:style-name="P312">(2017,Finch et al.)AAS 1→20 <text:span text:style-name="T34">은 평균 피인용수 2.6→5.5 기대됨. IF높은 저널일수록 관계 약해짐.</text:span></text:p>
            </text:list-item>
            <text:list-item>
              <text:p text:style-name="P306"/>
            </text:list-item>
          </text:list>
        </text:list-item>
        <text:list-item>
          <text:p text:style-name="P314">altmetrics와 피인용수</text:p>
          <text:list>
            <text:list-item>
              <text:p text:style-name="P315">[2020,Murray et al.]dermatology journals 논문들의 AAS와 피인용수 상관 약함(.257)</text:p>
            </text:list-item>
          </text:list>
        </text:list-item>
        <text:list-item>
          <text:p text:style-name="P315">비디오와 피인용</text:p>
          <text:list>
            <text:list-item>
              <text:p text:style-name="P301"><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3241437150100043666" text:style-name="L24">
        <text:list-item>
          <text:p text:style-name="P316">[2016,Welbourne et al.]은 인기 상위 채널에서 비디오 샘플링. 하지만 대중적 인기 채널이 가지는 학술적 영향력에 관한 연구가 없다.</text:p>
        </text:list-item>
        <text:list-item>
          <text:p text:style-name="P317">비디오가 증가하고 있는 점은 명확하다.</text:p>
          <text:list>
            <text:list-item>
              <text:p text:style-name="P317">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880585276798154577" text:style-name="L25">
        <text:list-item>
          <text:p text:style-name="P318">비디오 기반 SC의 <text:span text:style-name="T22">SC안에서의 역할</text:span></text:p>
        </text:list-item>
        <text:list-item>
          <text:p text:style-name="P318">비디오 기반 <text:span text:style-name="T22">SC와 학계 간의 상호 작용</text:span></text:p>
        </text:list-item>
      </text:list>
      <text:p text:style-name="P71"/>
      <text:p text:style-name="P71"/>
      <text:p text:style-name="P19">200607</text:p>
      <text:p text:style-name="P71">연구 구상</text:p>
      <text:list xml:id="list6398191528688456566" text:style-name="L26">
        <text:list-item>
          <text:p text:style-name="P319">비디오 기반 SC의 <text:span text:style-name="T22">SC안에서의 역할</text:span></text:p>
          <text:list>
            <text:list-item>
              <text:p text:style-name="P320">비디오 단독</text:p>
            </text:list-item>
            <text:list-item>
              <text:p text:style-name="P320">비디오와 다른 매체/플랫폼 SC와의 관계</text:p>
            </text:list-item>
          </text:list>
        </text:list-item>
        <text:list-item>
          <text:p text:style-name="P319">비디오 기반 <text:span text:style-name="T22">SC와 학계 간의 상호 작용</text:span></text:p>
          <text:list>
            <text:list-item>
              <text:p text:style-name="P319">비디오와 연구 분야과의 관계</text:p>
              <text:list>
                <text:list-item>
                  <text:p text:style-name="P320">비디오와 분야와의 연결고리: 키워드/채널 타입/</text:p>
                </text:list-item>
              </text:list>
            </text:list-item>
            <text:list-item>
              <text:p text:style-name="P319">비디오와 특정 논문들과의 관계</text:p>
              <text:list>
                <text:list-item>
                  <text:p text:style-name="P319">비디오와 논문과의 연결고리: 키워드/<text:span text:style-name="T23">url/</text:span></text:p>
                </text:list-item>
              </text:list>
            </text:list-item>
            <text:list-item>
              <text:p text:style-name="P319"/>
            </text:list-item>
          </text:list>
        </text:list-item>
      </text:list>
      <text:p text:style-name="P71"/>
      <text:p text:style-name="P73">Video articles</text:p>
      <text:list xml:id="list4639527596598914231" text:style-name="L27">
        <text:list-item>
          <text:p text:style-name="P321"><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22">여기서 video articles이란 supplementary video付き論稿</text:p>
            </text:list-item>
          </text:list>
        </text:list-item>
        <text:list-item>
          <text:p text:style-name="P321"><text:span text:style-name="T25">JoVE: </text:span><text:a xlink:type="simple" xlink:href="https://www.jove.com/" text:style-name="Internet_20_link" text:visited-style-name="Visited_20_Internet_20_Link">https://www.jove.com/</text:a></text:p>
          <text:list>
            <text:list-item>
              <text:p text:style-name="P323">IF:1.108(2018)</text:p>
            </text:list-item>
            <text:list-item>
              <text:p text:style-name="P323">peer reviewed</text:p>
            </text:list-item>
            <text:list-item>
              <text:p text:style-name="P323">pub-med indexed</text:p>
            </text:list-item>
            <text:list-item>
              <text:p text:style-name="P323">Video journal + science education</text:p>
            </text:list-item>
          </text:list>
        </text:list-item>
      </text:list>
      <text:p text:style-name="P74"/>
      <text:p text:style-name="P74">SC채널</text:p>
      <text:list xml:id="list1794365210419675247" text:style-name="L28">
        <text:list-item>
          <text:p text:style-name="P324">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6770006988393093844" text:style-name="L29">
        <text:list-item>
          <text:p text:style-name="P325">AAS → 피인용수 상관</text:p>
        </text:list-item>
      </text:list>
      <text:p text:style-name="P76"/>
      <text:p text:style-name="P21">200610</text:p>
      <text:p text:style-name="P77">리서치 메트릭스</text:p>
      <text:list xml:id="list3592707810732759522" text:style-name="L30">
        <text:list-item>
          <text:p text:style-name="P326">논문 레벨</text:p>
          <text:list>
            <text:list-item>
              <text:p text:style-name="P328"><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30"><text:s/><text:span text:style-name="T31">AAS</text:span></text:p>
            </text:list-item>
          </text:list>
        </text:list-item>
        <text:list-item>
          <text:p text:style-name="P330">저자 레벨</text:p>
          <text:list>
            <text:list-item>
              <text:p text:style-name="P330">총 피인용수</text:p>
            </text:list-item>
            <text:list-item>
              <text:p text:style-name="P335">h-index, g-index</text:p>
            </text:list-item>
          </text:list>
        </text:list-item>
        <text:list-item>
          <text:p text:style-name="P330">저널 레벨</text:p>
          <text:list>
            <text:list-item>
              <text:p text:style-name="P326">IF<text:span text:style-name="T31">(by JCR)</text:span></text:p>
            </text:list-item>
            <text:list-item>
              <text:p text:style-name="P335">CiteScore(by Scopus)(?)</text:p>
            </text:list-item>
          </text:list>
        </text:list-item>
      </text:list>
      <text:p text:style-name="P76"/>
      <text:p text:style-name="P76">선행 연구</text:p>
      <text:p text:style-name="P76">(2019,<text:span text:style-name="T28">Zong et al.</text:span>)</text:p>
      <text:list xml:id="list2645316842092605585" text:style-name="L31">
        <text:list-item>
          <text:p text:style-name="P336">분야: 물리학</text:p>
        </text:list-item>
        <text:list-item>
          <text:p text:style-name="P339">논문 속성: 저자수/기관수/국제 공저수/타이틀 길이/abstract길이/키워드 수/참고문헌 수/페이지수/피인용수</text:p>
        </text:list-item>
        <text:list-item>
          <text:p text:style-name="P339">속성간 <text:span text:style-name="T29">spearman 상관계수</text:span></text:p>
        </text:list-item>
        <text:list-item>
          <text:p text:style-name="P329"><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440866345746206630" text:style-name="L32">
        <text:list-item>
          <text:p text:style-name="P331">분야</text:p>
          <text:list>
            <text:list-item>
              <text:p text:style-name="P331">(2018,Didegah et al.)분야에 따른 트위터 유저 구성에 큰 차이</text:p>
            </text:list-item>
            <text:list-item>
              <text:p text:style-name="P331">(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019032112902749523" text:style-name="L33">
        <text:list-item>
          <text:p text:style-name="P332">리서치 메트릭에 대한 커뮤니케이터 타입의 영향력</text:p>
          <text:list>
            <text:list-item>
              <text:p text:style-name="P388">선행 연구: <text:span text:style-name="T30">(2018,Didegah et al.)5분야에 대해 트위터 유저 타입 조사 </text:span>→<text:span text:style-name="T30"> </text:span>분야에 따라 커뮤니케이터 타입 구성이 다름이 예상된다</text:p>
            </text:list-item>
            <text:list-item>
              <text:p text:style-name="P337">동기 1: 유튜브 커뮤니케이션에 대해 유저 타입 조사가 된 적 없다</text:p>
            </text:list-item>
            <text:list-item>
              <text:p text:style-name="P337">동기 <text:span text:style-name="T30">2: </text:span>커뮤니케이터 타입은 논문의 리서치 커뮤니케이션 효과의 변수일 수 있다 <text:span text:style-name="T30">← 조사된 적 없다</text:span></text:p>
            </text:list-item>
            <text:list-item>
              <text:p text:style-name="P337">가설: 유튜브 리서치 커뮤니케이션에서 커뮤니케이터 타입 구성과 리서치 커뮤니케이션 효과는 유의한 상관이 있다.</text:p>
            </text:list-item>
            <text:list-item>
              <text:p text:style-name="P338"><text:soft-page-break/>실험:</text:p>
            </text:list-item>
          </text:list>
        </text:list-item>
      </text:list>
      <text:list xml:id="list8644570980986745385" text:style-name="L34">
        <text:list-item>
          <text:list>
            <text:list-item>
              <text:list>
                <text:list-item>
                  <text:p text:style-name="P327">5분야에 대해, 소정 기간의 논문 데이터셋을 대상으로, 유튜브 커뮤니케이션을 일부 수집(ex.뷰카운트 정렬 후 4분위로 나누어서 각 분위에서 정해진 수만큼 추출)</text:p>
                </text:list-item>
                <text:list-item>
                  <text:p text:style-name="P340">각 비디오에 대해 커뮤니케이터 레이블 지정</text:p>
                </text:list-item>
                <text:list-item>
                  <text:p text:style-name="P340">분야별 커뮤니케이터 타입 구성 통계, <text:span text:style-name="T30">(2018,Didegah et al.)와 비교</text:span></text:p>
                </text:list-item>
                <text:list-item>
                  <text:p text:style-name="P340">(분야 횡단형으로?) 커뮤니케이터 타입별로 비디오 그룹화. 각 그룹의 대상 논문들에 대해 메트릭 통계</text:p>
                </text:list-item>
              </text:list>
            </text:list-item>
          </text:list>
        </text:list-item>
      </text:list>
      <text:list xml:id="list4194970861249935386" text:style-name="L35">
        <text:list-item>
          <text:list>
            <text:list-item>
              <text:list>
                <text:list-item>
                  <text:list>
                    <text:list-item>
                      <text:p text:style-name="P341">타입별 박스형</text:p>
                    </text:list-item>
                    <text:list-item>
                      <text:p text:style-name="P341">비디오 데이터셋이 작으면 분야 횡단형으로?</text:p>
                    </text:list-item>
                    <text:list-item>
                      <text:p text:style-name="P341">메트릭은 우선순위 1)논문 수준 2)저널 수준 3)저자 수준</text:p>
                    </text:list-item>
                  </text:list>
                </text:list-item>
              </text:list>
            </text:list-item>
          </text:list>
        </text:list-item>
      </text:list>
      <text:list xml:id="list204534670736421" text:continue-list="list8644570980986745385" text:style-name="L34">
        <text:list-item>
          <text:list>
            <text:list-item>
              <text:list>
                <text:list-item>
                  <text:p text:style-name="P340">음</text:p>
                </text:list-item>
              </text:list>
            </text:list-item>
          </text:list>
        </text:list-item>
      </text:list>
      <text:list xml:id="list204534640952402" text:continue-list="list3019032112902749523" text:style-name="L33">
        <text:list-item>
          <text:p text:style-name="P313">컨텐츠(1차: RC/비RC)</text:p>
          <text:list>
            <text:list-item>
              <text:p text:style-name="P313">선행연구:<text:span text:style-name="T35">(2012,Kousha et al.)4분야 논문에 대해 논문내 인용하는 유튜브를 자연과학/인문학/사회과학 컨텐츠로 구별</text:span></text:p>
              <text:list>
                <text:list-item>
                  <text:p text:style-name="P342">Interdisciplinary citations 지적:</text:p>
                </text:list-item>
                <text:list-item>
                  <text:p text:style-name="P342">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44">선행연구:(2019,Zong et al.)비디오 개요(← 컨텐츠 중 하나) 유무 그룹별로 피인용수와의 상관</text:p>
            </text:list-item>
            <text:list-item>
              <text:p text:style-name="P343">동기1: <text:span text:style-name="T35">(2012,Kousha et al.)는 </text:span>피인용 유튜브가 대상이었으나, 논문 인용 유튜브에 대해선 이루어지지 않음(← 피인용 유튜브와 논문 인용 유튜브의 비는?)</text:p>
            </text:list-item>
            <text:list-item>
              <text:p text:style-name="P342">동기2: 컨텐츠 분류/조사는 이루어졌으나, 컨텐츠와 연구 지표와의 관계에 대한 연구는 비디오 개요 컨텐츠에 대한 분석이 유일</text:p>
            </text:list-item>
            <text:list-item>
              <text:p text:style-name="P342">가설: 컨텐츠 별 연구 지표와의 상관성엔 유의한 차이가 있다 <text:span text:style-name="T37">(significant difference in correlation by content type)</text:span></text:p>
            </text:list-item>
            <text:list-item>
              <text:p text:style-name="P345">실험</text:p>
            </text:list-item>
          </text:list>
        </text:list-item>
      </text:list>
      <text:list xml:id="list2768624850784987549" text:style-name="L36">
        <text:list-item>
          <text:list>
            <text:list-item>
              <text:list>
                <text:list-item>
                  <text:p text:style-name="P346">비디오 수집, 샘플링</text:p>
                </text:list-item>
                <text:list-item>
                  <text:p text:style-name="P347">컨텐츠 분류</text:p>
                </text:list-item>
                <text:list-item>
                  <text:p text:style-name="P347">각 컨텐츠 별 그룹마다 인용 논문 그룹화,</text:p>
                </text:list-item>
              </text:list>
            </text:list-item>
          </text:list>
        </text:list-item>
      </text:list>
      <text:list xml:id="list6451844468084595464" text:style-name="L37">
        <text:list-item>
          <text:p text:style-name="P333">커뮤니케이터 <text:span text:style-name="T38">SNS 네트워크</text:span></text:p>
          <text:list>
            <text:list-item>
              <text:p text:style-name="P334">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48"><text:s/>동기1: 탑 랭크 리서치 커뮤니케이션 비디오에 대해서도 성립하는가?<text:span text:style-name="T39">(왠지 상업/저널 채널일 듯..?)</text:span></text:p>
            </text:list-item>
            <text:list-item>
              <text:p text:style-name="P334">가설: 인기있는 리서치 커뮤니케이션 비디오들은 조직/대규모 소셜 네트워크를 가지는가?</text:p>
            </text:list-item>
            <text:list-item>
              <text:p text:style-name="P334">실험: 인기 상위 비디오와 그 밖의 비디오 그룹 간 유저 타입/소셜 네트워크 유무와 규모 분석 후 통계 검정</text:p>
            </text:list-item>
          </text:list>
        </text:list-item>
        <text:list-item>
          <text:p text:style-name="P334">비디오 통계와 리서치 메트릭스와의 관계</text:p>
          <text:list>
            <text:list-item>
              <text:p text:style-name="P334">실험</text:p>
              <text:list>
                <text:list-item>
                  <text:p text:style-name="P334">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1779042149863443857" text:style-name="L38">
        <text:list-item>
          <text:p text:style-name="P349">DOI</text:p>
        </text:list-item>
        <text:list-item>
          <text:p text:style-name="P349">doi.org/&lt;DOI&gt;의 리다이렉션 url</text:p>
        </text:list-item>
        <text:list-item>
          <text:p text:style-name="P350">제목<text:span text:style-name="T45">(Crawl 후 비디오 title/description에서 정확히 일치하는 비디오 한정)</text:span></text:p>
        </text:list-item>
        <text:list-item>
          <text:p text:style-name="P349">그 외의 각종 논문 게재 사이트</text:p>
          <text:list>
            <text:list-item>
              <text:p text:style-name="P349">구글 검색 후 </text:p>
            </text:list-item>
          </text:list>
        </text:list-item>
      </text:list>
      <text:p text:style-name="P88">넓은 의미로(관련 동영상)</text:p>
      <text:list xml:id="list4551641146778301639" text:style-name="L39">
        <text:list-item>
          <text:p text:style-name="P351"><text:s/></text:p>
        </text:list-item>
        <text:list-item>
          <text:p text:style-name="P351">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621193707632217721" text:style-name="L40">
        <text:list-item>
          <text:p text:style-name="P352">Delivery style 레이블이 독자성이 높음. 어떤 객관적 방침(선행연구)으로 레이블을 정의했는가를 설명하는 것이 중요.</text:p>
        </text:list-item>
        <text:list-item>
          <text:p text:style-name="P352">레이블 관계 없이, 일단 ‘비디오 존재 ↔ 고 피인용’을 보여주면 좋음</text:p>
        </text:list-item>
      </text:list>
      <text:p text:style-name="P92"/>
      <text:list xml:id="list6148849748081722653" text:style-name="L41">
        <text:list-item>
          <text:p text:style-name="P353">arxiv 피인용수 크롤러 :크롤러방지… 니미시발!!</text:p>
        </text:list-item>
        <text:list-item>
          <text:p text:style-name="P353"/>
        </text:list-item>
        <text:list-item>
          <text:p text:style-name="P353">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122021036301272185" text:style-name="L42">
        <text:list-item>
          <text:p text:style-name="P354">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6976209211261591473" text:style-name="L43">
        <text:list-item>
          <text:p text:style-name="P355">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44">테마</text:p>
          </table:table-cell>
          <table:table-cell table:style-name="표1.A1" office:value-type="string">
            <text:p text:style-name="P244">Scopus subject area</text:p>
          </table:table-cell>
          <table:table-cell table:style-name="표1.A1" office:value-type="string">
            <text:p text:style-name="P246">필터</text:p>
          </table:table-cell>
          <table:table-cell table:style-name="표1.A1" office:value-type="string">
            <text:p text:style-name="P246">list</text:p>
          </table:table-cell>
          <table:table-cell table:style-name="표1.E1" office:value-type="string">
            <text:p text:style-name="Table_20_Contents">파일</text:p>
          </table:table-cell>
        </table:table-row>
        <table:table-row>
          <table:table-cell table:style-name="표1.A2" office:value-type="string">
            <text:p text:style-name="P244">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50">Journals only</text:p>
          </table:table-cell>
          <table:table-cell table:style-name="표1.A2" office:value-type="string">
            <text:p text:style-name="P246">1000/<text:span text:style-name="T83">5684</text:span></text:p>
          </table:table-cell>
          <table:table-cell table:style-name="표1.E2" office:value-type="string">
            <text:p text:style-name="P244">source-results-life_science-citescore-2013.<text:span text:style-name="T54">xlsx</text:span></text:p>
          </table:table-cell>
        </table:table-row>
        <table:table-row>
          <table:table-cell table:style-name="표1.A2" office:value-type="string">
            <text:p text:style-name="P246">Math &amp; Computer Science</text:p>
          </table:table-cell>
          <table:table-cell table:style-name="표1.A2" office:value-type="string">
            <text:p text:style-name="P115">Computer Science + Mathmatics</text:p>
          </table:table-cell>
          <table:table-cell table:style-name="표1.A2" office:value-type="string">
            <text:p text:style-name="P248">Journals only</text:p>
          </table:table-cell>
          <table:table-cell table:style-name="표1.A2" office:value-type="string">
            <text:p text:style-name="P246">1000/3201</text:p>
          </table:table-cell>
          <table:table-cell table:style-name="표1.E2" office:value-type="string">
            <text:p text:style-name="P246">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4700207223968354082" text:style-name="L44">
        <text:list-item>
          <text:p text:style-name="P356">Social &amp; Humanities</text:p>
        </text:list-item>
        <text:list-item>
          <text:p text:style-name="P356">Biomed &amp; Health: </text:p>
        </text:list-item>
        <text:list-item>
          <text:p text:style-name="P357">Life &amp; Earth: <text:span text:style-name="T85">284.2개 채널</text:span></text:p>
        </text:list-item>
        <text:list-item>
          <text:p text:style-name="P356">Physical &amp; Engineering</text:p>
        </text:list-item>
        <text:list-item>
          <text:p text:style-name="P358">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4">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4562016141254083170" text:style-name="L45">
        <text:list-item>
          <text:p text:style-name="P363">코로나 상황 등에서 비디오 리서치 커뮤니케이션의 이의는 분명 있다.</text:p>
        </text:list-item>
        <text:list-item>
          <text:p text:style-name="P363">경향 스코어:<text:span text:style-name="T72">if/H-index의 동향이 서로 다름. 동시에 맞추는건 어려울것.</text:span></text:p>
        </text:list-item>
        <text:list-item>
          <text:p text:style-name="P364">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65">한정 비디오: 일부 사용자에게만 보여지게 한 비디오 존재 가능성. 그런게 활발한 채널은, 앞으로도 비디오를 통한 커뮤니케이션 활성화가 기대됨.</text:p>
        </text:list-item>
      </text:list>
      <text:p text:style-name="P149"/>
      <text:p text:style-name="P205">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6">200722</text:p>
      <text:p text:style-name="P155">비디오 content</text:p>
      <text:list xml:id="list204534106552735" text:continue-list="list8972544332538574868" text:style-name="L14">
        <text:list-item>
          <text:p text:style-name="P275">paper_explanation: 대상 논문 해설을 예고/논문의 진척, 새로운 결과 등을 소개(/논문 저자)</text:p>
          <text:list>
            <text:list-item>
              <text:p text:style-name="P359"><text:span text:style-name="T73">(음성or설명문)</text:span>대상 논문 해설할 것을 예고 <text:span text:style-name="T73">or</text:span> <text:span text:style-name="T73">(시각)</text:span>논문 제목을 명시해야함</text:p>
            </text:list-item>
            <text:list-item>
              <text:p text:style-name="P359">논문 원문<text:span text:style-name="T73">(Fig/Table)</text:span>의 일부가 표시되어야 함</text:p>
            </text:list-item>
            <text:list-item>
              <text:p text:style-name="P275">논문을 그냥 읽는 것도 포함</text:p>
            </text:list-item>
            <text:list-item>
              <text:p text:style-name="P275">형식: 프레젠테이션, 판서, ...</text:p>
            </text:list-item>
            <text:list-item>
              <text:p text:style-name="P275">청중이 학술 관련자(학회 발표<text:span text:style-name="T9">)</text:span></text:p>
            </text:list-item>
          </text:list>
        </text:list-item>
        <text:list-item>
          <text:p text:style-name="P275">paper_<text:span text:style-name="T74">linked_</text:span>supplementary: 논문 내에서 supplementary로 명시/description에서 supplementary, demo 등을 명시</text:p>
          <text:list>
            <text:list-item>
              <text:p text:style-name="P359"><text:span text:style-name="T73">(대상 논문)</text:span>논문 내/논문 사이트에서 <text:span text:style-name="T73">supplementary 비디오 명시</text:span></text:p>
            </text:list-item>
          </text:list>
        </text:list-item>
        <text:list-item>
          <text:p text:style-name="P378">paper_supplementary</text:p>
          <text:list>
            <text:list-item>
              <text:p text:style-name="P360">(대상 논문)논문 내/논문 사이트에서 명시 없음</text:p>
            </text:list-item>
            <text:list-item>
              <text:p text:style-name="P272">(대상 논문)영상이 논문 내 자료 원본 혹은 그 연장선(애니메이션 등)일때</text:p>
            </text:list-item>
          </text:list>
        </text:list-item>
        <text:list-item>
          <text:p text:style-name="P275">paper_application: 논문의 수법, 기술을 적용, 활용한 독자적인 결과 영상, 소개</text:p>
          <text:list>
            <text:list-item>
              <text:p text:style-name="P379"/>
            </text:list-item>
          </text:list>
        </text:list-item>
        <text:list-item>
          <text:p text:style-name="P277">paper_assessment: (논문 소개 후에) 논문 평가가 주요 내용</text:p>
        </text:list-item>
        <text:list-item>
          <text:p text:style-name="P277">paper_reference: 주제의 일환으로 논문의 존재나 관련된 내용을 언급할 뿐, 논문의 해설되지 않음/영상 중 논문 언급이 없음/연구</text:p>
          <text:list>
            <text:list-item>
              <text:p text:style-name="P361">초두에 논문 해설할 것을 명시하지 않음</text:p>
            </text:list-item>
            <text:list-item>
              <text:p text:style-name="P362">description상에 reference로 명시되어 있음</text:p>
            </text:list-item>
            <text:list-item>
              <text:p text:style-name="P280"><text:soft-page-break/>논문 언급 분량이 적음<text:span text:style-name="T74">(얼마나 적음?)</text:span></text:p>
            </text:list-item>
            <text:list-item>
              <text:p text:style-name="P280">논문 본문이 표시될 수 있음</text:p>
            </text:list-item>
            <text:list-item>
              <text:p text:style-name="P280">아예 논문과 관계 없는 영상일 수 있음</text:p>
            </text:list-item>
          </text:list>
        </text:list-item>
        <text:list-item>
          <text:p text:style-name="P284">news: 논문이 주 내용이나, 홍보가 주 목적, 설명은 있으나 해설이 주 목적이 아님</text:p>
          <text:list>
            <text:list-item>
              <text:p text:style-name="P284">홍보 대상은 논문 자체/논문과 관련된 프로젝트 등일수 있음.</text:p>
            </text:list-item>
          </text:list>
        </text:list-item>
      </text:list>
      <text:p text:style-name="P237"/>
      <text:p text:style-name="P237">목적/취지가 이어지는 영상이라면, 전체의 비주얼/오디오 스타일을 감안하여 통일.</text:p>
      <text:p text:style-name="P237"/>
      <text:p text:style-name="P238">인기 채널 의해 언급되는 케이스</text:p>
      <text:list xml:id="list6906429223113372577" text:style-name="L46">
        <text:list-item>
          <text:p text:style-name="P380">assessment</text:p>
          <text:list>
            <text:list-item>
              <text:p text:style-name="P383">OuGtd8nhm6Y, xRuZDG0QgH8 : 훗날 자세히 언급되는 케이스</text:p>
            </text:list-item>
          </text:list>
        </text:list-item>
        <text:list-item>
          <text:p text:style-name="P380">reference</text:p>
          <text:list>
            <text:list-item>
              <text:p text:style-name="P381">AO6NkJcfYNc, <text:span text:style-name="T76">Xx0SsffdMBw: 전문가?</text:span></text:p>
            </text:list-item>
            <text:list-item>
              <text:p text:style-name="P385">bTUvI-a8uGA, AgIG22l5oOM: 유사과학? 음모론?</text:p>
            </text:list-item>
            <text:list-item>
              <text:p text:style-name="P387"><text:span text:style-name="T75">5tkLCzvD3uo, </text:span>cjRK1KK3nA8: 과학채널</text:p>
            </text:list-item>
          </text:list>
        </text:list-item>
      </text:list>
      <text:p text:style-name="P238"/>
      <text:p text:style-name="P239"/>
      <text:p text:style-name="P156">3개월치 비디오 라벨링 완료</text:p>
      <text:p text:style-name="P151"/>
      <text:p text:style-name="P207">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08">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09">200724</text:p>
      <text:p text:style-name="P166">visual_style</text:p>
      <text:list xml:id="list3969884059658791848" text:style-name="L47">
        <text:list-item>
          <text:p text:style-name="P366"><text:soft-page-break/>creative</text:p>
          <text:list>
            <text:list-item>
              <text:p text:style-name="P366">논문과 직접 관련 없는(또는 관계를 알 수 없는) 컨텐츠가 포함</text:p>
            </text:list-item>
            <text:list-item>
              <text:p text:style-name="P366">raw video + 논문 자료 외의 컨텐츠가 포함됨</text:p>
            </text:list-item>
            <text:list-item>
              <text:p text:style-name="P366">비디오의 이어붙이기는 포함<text:span text:style-name="T82">x</text:span></text:p>
            </text:list-item>
            <text:list-item>
              <text:p text:style-name="P366">촬영 비디오/논문 자료가 가공됨</text:p>
            </text:list-item>
          </text:list>
        </text:list-item>
        <text:list-item>
          <text:p text:style-name="P366">presentation</text:p>
          <text:list>
            <text:list-item>
              <text:p text:style-name="P366">논문에 제시된 자료를 정적/동적 화면의 나열로 설명</text:p>
            </text:list-item>
            <text:list-item>
              <text:p text:style-name="P367">(소개 슬라이드→ 비디오)의 반복도 포함</text:p>
              <text:list>
                <text:list-item>
                  <text:p text:style-name="P367">단 2번 이상 반복되어야 함. (소개→비디오)는 <text:span text:style-name="T92">raw취급</text:span></text:p>
                </text:list-item>
              </text:list>
            </text:list-item>
            <text:list-item>
              <text:p text:style-name="P367">비디오 클립만 이어붙이는건 비포함(<text:span text:style-name="T91">raw</text:span>)</text:p>
            </text:list-item>
          </text:list>
        </text:list-item>
        <text:list-item>
          <text:p text:style-name="P366">raw: 촬영된 비디오를 가공 없이 게재</text:p>
          <text:list>
            <text:list-item>
              <text:p text:style-name="P368">비디오 클립만 이어붙이는 것 포함</text:p>
            </text:list-item>
            <text:list-item>
              <text:p text:style-name="P366">논문 자료의 비디오/애니메이션 판도 포함</text:p>
            </text:list-item>
          </text:list>
        </text:list-item>
        <text:list-item>
          <text:p text:style-name="P366">fixed</text:p>
          <text:list>
            <text:list-item>
              <text:p text:style-name="P366">(본질적으로)고정된 화면</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2">200725</text:p>
      <text:p text:style-name="P169"/>
      <text:p text:style-name="P170">Life &amp; Earth: 284.2개 채널 → (N/A, 공백 제거)278개</text:p>
      <text:p text:style-name="P21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1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oft-page-break/>→<text:span text:style-name="T87"> 4299건: 실화? 상위 80개로</text:span></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0">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炎上：페미니즘 옹호 영상에 인용되는 케이스</text:p>
      <text:list xml:id="list396115900755096486" text:style-name="L48">
        <text:list-item>
          <text:p text:style-name="P369">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2732326925388442790" text:style-name="L49">
        <text:list-item>
          <text:p text:style-name="P370">논문이 소개되는 파트의 정의</text:p>
          <text:list>
            <text:list-item>
              <text:p text:style-name="P370"><text:soft-page-break/>영상에 논문 제목<text:span text:style-name="T88">|저자|기관이 표시</text:span></text:p>
            </text:list-item>
            <text:list-item>
              <text:p text:style-name="P370">음성으로 상동 내용을 정확히 언급</text:p>
            </text:list-item>
            <text:list-item>
              <text:p text:style-name="P370">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1">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3">200729</text:p>
      <text:p text:style-name="P185">videos_20200729_173802.txt +6</text:p>
      <text:p text:style-name="P213"/>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3">N​</text:p>
          </table:table-cell>
          <table:table-cell table:style-name="Table1.A1" office:value-type="string">
            <text:p text:style-name="P253">%​</text:p>
          </table:table-cell>
          <table:table-cell table:style-name="Table1.A1" office:value-type="string">
            <text:p text:style-name="P253">Engagement​</text:p>
          </table:table-cell>
          <table:table-cell table:style-name="Table1.A1" office:value-type="string">
            <text:p text:style-name="P253">Group By​</text:p>
          </table:table-cell>
        </table:table-row>
        <table:table-row>
          <table:table-cell table:style-name="Table1.A1" office:value-type="string">
            <text:p text:style-name="P253">11​</text:p>
          </table:table-cell>
          <table:table-cell table:style-name="Table1.A1" office:value-type="string">
            <text:p text:style-name="P253">8.2​</text:p>
          </table:table-cell>
          <table:table-cell table:style-name="Table1.A1" office:value-type="string">
            <text:p text:style-name="P253">paper_explanation​</text:p>
          </table:table-cell>
          <table:table-cell table:style-name="Table1.A1" office:value-type="string">
            <text:p text:style-name="P253">paper_explanation​</text:p>
          </table:table-cell>
        </table:table-row>
        <table:table-row>
          <table:table-cell table:style-name="Table1.A1" office:value-type="string">
            <text:p text:style-name="P253">1​</text:p>
          </table:table-cell>
          <table:table-cell table:style-name="Table1.A1" office:value-type="string">
            <text:p text:style-name="P253">0.7​</text:p>
          </table:table-cell>
          <table:table-cell table:style-name="Table1.A1" office:value-type="string">
            <text:p text:style-name="P253">paper_linked_supplementary​</text:p>
          </table:table-cell>
          <table:table-cell table:style-name="Table1.A1" table:number-rows-spanned="2" office:value-type="string">
            <text:p text:style-name="P253">paper_supplementary​</text:p>
          </table:table-cell>
        </table:table-row>
        <table:table-row>
          <table:table-cell table:style-name="Table1.A1" office:value-type="string">
            <text:p text:style-name="P253">30​</text:p>
          </table:table-cell>
          <table:table-cell table:style-name="Table1.A1" office:value-type="string">
            <text:p text:style-name="P253">22.4​</text:p>
          </table:table-cell>
          <table:table-cell table:style-name="Table1.A1" office:value-type="string">
            <text:p text:style-name="P253">paper_supplementary​</text:p>
          </table:table-cell>
          <table:covered-table-cell/>
        </table:table-row>
        <table:table-row>
          <table:table-cell table:style-name="Table1.A1" office:value-type="string">
            <text:p text:style-name="P253">1​</text:p>
          </table:table-cell>
          <table:table-cell table:style-name="Table1.A1" office:value-type="string">
            <text:p text:style-name="P253">0.7​</text:p>
          </table:table-cell>
          <table:table-cell table:style-name="Table1.A1" office:value-type="string">
            <text:p text:style-name="P253">paper_application​</text:p>
          </table:table-cell>
          <table:table-cell table:style-name="Table1.A1" table:number-rows-spanned="2" office:value-type="string">
            <text:p text:style-name="P253">paper_assessment​</text:p>
          </table:table-cell>
        </table:table-row>
        <table:table-row>
          <table:table-cell table:style-name="Table1.A1" office:value-type="string">
            <text:p text:style-name="P253">3​</text:p>
          </table:table-cell>
          <table:table-cell table:style-name="Table1.A1" office:value-type="string">
            <text:p text:style-name="P253">2.<text:span text:style-name="T93">2</text:span>​</text:p>
          </table:table-cell>
          <table:table-cell table:style-name="Table1.A1" office:value-type="string">
            <text:p text:style-name="P253">paper_assessment​</text:p>
          </table:table-cell>
          <table:covered-table-cell/>
        </table:table-row>
        <table:table-row>
          <table:table-cell table:style-name="Table1.A1" office:value-type="string">
            <text:p text:style-name="P253">88​</text:p>
          </table:table-cell>
          <table:table-cell table:style-name="Table1.A1" office:value-type="string">
            <text:p text:style-name="P253">65.7​</text:p>
          </table:table-cell>
          <table:table-cell table:style-name="Table1.A1" office:value-type="string">
            <text:p text:style-name="P253">paper_reference​</text:p>
          </table:table-cell>
          <table:table-cell table:style-name="Table1.A1" office:value-type="string">
            <text:p text:style-name="P253">paper_reference​</text:p>
          </table:table-cell>
        </table:table-row>
      </table:table>
      <text:p text:style-name="P184"/>
      <text:p text:style-name="P191"/>
      <text:p text:style-name="P193"><text:soft-page-break/>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3780441225504155944" text:style-name="L50">
        <text:list-item>
          <text:p text:style-name="P371">y값: 대체로 0주변, 과학채널의 reference 비디오에 한해서 높은 케이스</text:p>
        </text:list-item>
        <text:list-item>
          <text:p text:style-name="P371">x값:</text:p>
          <text:list>
            <text:list-item>
              <text:p text:style-name="P371">reference: 전체적으로 꾸준히</text:p>
            </text:list-item>
            <text:list-item>
              <text:p text:style-name="P371">supplementary: 당연히 논문 발표 즈음에 공개</text:p>
            </text:list-item>
            <text:list-item>
              <text:p text:style-name="P371">explanation, assessment: 3년 즈음부터 공개</text:p>
            </text:list-item>
          </text:list>
        </text:list-item>
        <text:list-item>
          <text:p text:style-name="P371"/>
        </text:list-item>
      </text:list>
      <text:p text:style-name="P191"/>
      <text:p text:style-name="P191"><text:span text:style-name="T95">4</text:span>페이지: 스케일</text:p>
      <text:list xml:id="list1775044077443213359" text:style-name="L51">
        <text:list-item>
          <text:p text:style-name="P372">대체로 플랫</text:p>
        </text:list-item>
        <text:list-item>
          <text:p text:style-name="P372"><text:span text:style-name="T8">6년이 지난 시점에서도 참고문헌으로 인용되는 비디오: 성장률이 매우 빠름</text:span> 스케일때문에 그렇게 보일뿐</text:p>
        </text:list-item>
        <text:list-item>
          <text:p text:style-name="P372">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40">인기 채널: 과학채널, 유사과학(?<text:span text:style-name="T93">)</text:span></text:p>
      <text:p text:style-name="P240"/>
      <text:p text:style-name="P241">assessment: 바이오인포마틱스 연구원에 의한 전문 리뷰</text:p>
      <text:list xml:id="list204533070723540" text:continue-list="list6906429223113372577" text:style-name="L46">
        <text:list-item>
          <text:p text:style-name="P382">assessment</text:p>
          <text:list>
            <text:list-item>
              <text:p text:style-name="P384">OuGtd8nhm6Y, xRuZDG0QgH8 : 훗날 자세히 언급되는 케이스</text:p>
            </text:list-item>
          </text:list>
        </text:list-item>
        <text:list-item>
          <text:p text:style-name="P382">reference</text:p>
          <text:list>
            <text:list-item>
              <text:p text:style-name="P382">AO6NkJcfYNc, <text:span text:style-name="T76">Xx0SsffdMBw: 전문가?</text:span></text:p>
            </text:list-item>
            <text:list-item>
              <text:p text:style-name="P386">bTUvI-a8uGA, AgIG22l5oOM: 유사과학? 음모론?</text:p>
            </text:list-item>
            <text:list-item>
              <text:p text:style-name="P374"><text:span text:style-name="T75">5tkLCzvD3uo, </text:span>cjRK1KK3nA8: 과학채널</text:p>
            </text:list-item>
          </text:list>
        </text:list-item>
      </text:list>
      <text:p text:style-name="P191"/>
      <text:p text:style-name="P191">향후:</text:p>
      <text:p text:style-name="P191">논문 메트릭 동향과 연관시키기</text:p>
      <text:list xml:id="list435420008441898703" text:style-name="L52">
        <text:list-item>
          <text:p text:style-name="P375">altmetric</text:p>
          <text:list>
            <text:list-item>
              <text:p text:style-name="P373"><text:span text:style-name="T94">(</text:span>논문 레벨<text:span text:style-name="T94">)비디오 활동과 트윗 활동</text:span></text:p>
            </text:list-item>
            <text:list-item>
              <text:p text:style-name="P375">(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42"><text:span text:style-name="T67">뷰카운트로 박스플롯: 어떤 종류의 비디오가 </text:span><text:span text:style-name="T69">み</text:span><text:span text:style-name="T68">られやすいか？</text:span></text:p>
      <text:p text:style-name="P196"><text:soft-page-break/>(라이크/뷰, 디스라이크/뷰 …)</text:p>
      <text:p text:style-name="P196">그 후에 라이크,디스라이크 액션이 이어진다.</text:p>
      <text:p text:style-name="P196"/>
      <text:p text:style-name="P24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5">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16">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45">테마</text:p>
          </table:table-cell>
          <table:table-cell table:style-name="Table2.A1" office:value-type="string">
            <text:p text:style-name="P245">Scopus subject area</text:p>
          </table:table-cell>
          <table:table-cell table:style-name="Table2.A1" office:value-type="string">
            <text:p text:style-name="P247">필터</text:p>
          </table:table-cell>
          <table:table-cell table:style-name="Table2.A1" office:value-type="string">
            <text:p text:style-name="P247">list</text:p>
          </table:table-cell>
          <table:table-cell table:style-name="Table2.E1" office:value-type="string">
            <text:p text:style-name="P252">파일</text:p>
          </table:table-cell>
        </table:table-row>
        <table:table-row>
          <table:table-cell table:style-name="Table2.A2" office:value-type="string">
            <text:p text:style-name="P245">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51"/>
          </table:table-cell>
          <table:table-cell table:style-name="Table2.A2" office:value-type="string">
            <text:p text:style-name="P247"/>
          </table:table-cell>
          <table:table-cell table:style-name="Table2.E2" office:value-type="string">
            <text:p text:style-name="P245"/>
          </table:table-cell>
        </table:table-row>
        <table:table-row>
          <table:table-cell table:style-name="Table2.A2" office:value-type="string">
            <text:p text:style-name="P247">Math &amp; Computer Science</text:p>
          </table:table-cell>
          <table:table-cell table:style-name="Table2.A2" office:value-type="string">
            <text:p text:style-name="P116">Computer Science + Mathmatics</text:p>
          </table:table-cell>
          <table:table-cell table:style-name="Table2.A2" office:value-type="string">
            <text:p text:style-name="P249">Journals<text:span text:style-name="T98">+Conference Proceedings</text:span></text:p>
          </table:table-cell>
          <table:table-cell table:style-name="Table2.A2" office:value-type="string">
            <text:p text:style-name="P247">1000/<text:span text:style-name="T98">3427</text:span></text:p>
          </table:table-cell>
          <table:table-cell table:style-name="Table2.E2" office:value-type="string">
            <text:p text:style-name="P247">source-results-math_cs-citescore-201<text:span text:style-name="T98">8</text:span>.xlsx</text:p>
          </table:table-cell>
        </table:table-row>
      </table:table>
      <text:p text:style-name="P198"/>
      <text:p text:style-name="P202">상위5%: 171개 중</text:p>
      <text:p text:style-name="P203">ISSN없음:15개</text:p>
      <text:p text:style-name="P203"/>
      <text:p text:style-name="P221">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text:span><text:soft-page-break/><text:span text:style-name="T56">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2">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2">→<text:span text:style-name="T101"> 753건</text:span></text:p>
      <text:p text:style-name="P222"/>
      <text:p text:style-name="P222">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2">→<text:span text:style-name="T101"> 1849</text:span><text:span text:style-name="T99">건</text:span></text:p>
      <text:p text:style-name="P223"/>
      <text:p text:style-name="P224">cs+math 2019</text:p>
      <text:p text:style-name="P227">1월</text:p>
      <text:p text:style-name="P224">1. doi</text:p>
      <text:p text:style-name="P224">search_20200802_150832.txt</text:p>
      <text:p text:style-name="P225">videos_20200802_155628.txt +6</text:p>
      <text:p text:style-name="P225">2.redirection</text:p>
      <text:p text:style-name="P226">search_20200802_155832.txt</text:p>
      <text:p text:style-name="P229">videos_20200802_162522.txt +9</text:p>
      <text:p text:style-name="P229"/>
      <text:p text:style-name="P236">200803</text:p>
      <text:p text:style-name="P230"/>
      <text:p text:style-name="P234"><text:span text:style-name="T103">수정: </text:span><text:span text:style-name="T102">update_videos_by_list_videos()</text:span> in <text:span text:style-name="T102">main.py</text:span> </text:p>
      <text:p text:style-name="P234"><text:soft-page-break/>→ 복수의 idx_paper 포함하는 비디오는 paper별로 row생성.</text:p>
      <text:p text:style-name="P234"/>
      <text:p text:style-name="P235">2014 비디오엔 복수의 paper를 참조하는 row 없음</text:p>
      <text:p text:style-name="P235">(select * from scopus_videos_2014 where match(idx_paper) against (','))</text:p>
      <text:p text:style-name="P230"/>
      <text:p text:style-name="P230">2월</text:p>
      <text:p text:style-name="P230">1.doi</text:p>
      <text:p text:style-name="P231">search_20200803_161143.txt</text:p>
      <text:p text:style-name="P232">videos_20200803_162600.txt +0</text:p>
      <text:p text:style-name="P232">2.redirection</text:p>
      <text:p text:style-name="P233">search_20200803_165644.txt</text:p>
      <text:p text:style-name="P233">videos_20200803_170634.txt +15</text:p>
      <text:p text:style-name="P376"/>
      <text:p text:style-name="P377"/>
      <text:p text:style-name="P233"/>
      <text:p text:style-name="P233"/>
      <text:p text:style-name="P228"/>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3T20:41:24.678309626</dc:date>
    <meta:editing-duration>P3DT1H42M1S</meta:editing-duration>
    <meta:editing-cycles>238</meta:editing-cycles>
    <meta:generator>LibreOffice/5.1.6.2$Linux_X86_64 LibreOffice_project/10m0$Build-2</meta:generator>
    <meta:document-statistic meta:table-count="3" meta:image-count="0" meta:object-count="0" meta:page-count="27" meta:paragraph-count="883" meta:word-count="16639" meta:character-count="56615" meta:non-whitespace-character-count="48144"/>
  </office:meta>
</office:document-meta>
</file>